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hel Black FD" svg:font-family="'Sahel Black FD'" style:font-adornments="Black-FD" style:font-family-generic="swiss" style:font-pitch="variable"/>
    <style:font-face style:name="Sahel FD" svg:font-family="'Sahel FD'" style:font-family-generic="swiss" style:font-pitch="variable"/>
    <style:font-face style:name="Samim" svg:font-family="Samim"/>
  </office:font-face-decls>
  <office:automatic-styles>
    <style:style style:name="Table1" style:family="table">
      <style:table-properties style:width="27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5.232cm" style:rel-column-width="2966*"/>
    </style:style>
    <style:style style:name="Table1.B" style:family="table-column">
      <style:table-column-properties style:column-width="1.145cm" style:rel-column-width="649*"/>
    </style:style>
    <style:style style:name="Table1.C" style:family="table-column">
      <style:table-column-properties style:column-width="1.108cm" style:rel-column-width="628*"/>
    </style:style>
    <style:style style:name="Table1.T" style:family="table-column">
      <style:table-column-properties style:column-width="1.245cm" style:rel-column-width="706*"/>
    </style:style>
    <style:style style:name="Table1.U" style:family="table-column">
      <style:table-column-properties style:column-width="1.247cm" style:rel-column-width="7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e1.B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C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D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E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F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G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H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I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J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K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L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M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N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O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P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Q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R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S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T1" style:family="table-cell">
      <style:table-cell-properties style:vertical-align="middle" fo:padding="0.049cm" fo:border-left="0.05pt solid #808080" fo:border-right="none" fo:border-top="0.05pt solid #808080" fo:border-bottom="0.05pt solid #808080" style:writing-mode="page"/>
    </style:style>
    <style:style style:name="Table1.U1" style:family="table-cell">
      <style:table-cell-properties style:vertical-align="middle" fo:padding="0.049cm" fo:border="0.05pt solid #808080" style:writing-mode="page"/>
    </style:style>
    <style:style style:name="Table1.A2" style:family="table-cell">
      <style:table-cell-properties style:vertical-align="middle" fo:background-color="#cccccc" fo:padding="0.049cm" fo:border-left="0.05pt solid #808080" fo:border-right="none" fo:border-top="none" fo:border-bottom="0.05pt solid #808080" style:writing-mode="page">
        <style:background-image/>
      </style:table-cell-properties>
    </style:style>
    <style:style style:name="Table1.B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1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1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2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2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3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3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4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4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4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4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5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5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6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6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7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7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8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8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59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59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60" style:family="table-row">
      <style:table-row-properties style:min-row-height="0.591cm" fo:background-color="transparent">
        <style:background-image/>
      </style:table-row-properties>
    </style:style>
    <style:style style:name="Table1.B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60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60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61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61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62" style:family="table-row">
      <style:table-row-properties style:min-row-height="0.52cm" fo:background-color="transparent">
        <style:background-image/>
      </style:table-row-properties>
    </style:style>
    <style:style style:name="Table1.B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62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62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Table1.B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C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D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E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F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G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H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I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J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K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L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M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N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O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P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Q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R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S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T63" style:family="table-cell">
      <style:table-cell-properties style:vertical-align="middle" fo:padding="0.049cm" fo:border-left="0.05pt solid #808080" fo:border-right="none" fo:border-top="none" fo:border-bottom="0.05pt solid #808080" style:writing-mode="page"/>
    </style:style>
    <style:style style:name="Table1.U63" style:family="table-cell">
      <style:table-cell-properties style:vertical-align="middle" fo:padding="0.049cm" fo:border-left="0.05pt solid #808080" fo:border-right="0.05pt solid #808080" fo:border-top="none" fo:border-bottom="0.05pt solid #80808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Sahel FD" fo:font-size="12pt" fo:font-weight="bold" officeooo:rsid="0055a588" officeooo:paragraph-rsid="0055a588" style:font-size-asian="12pt" style:font-weight-asian="bold" style:font-name-complex="Sahel Black FD" style:font-size-complex="1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Sahel FD" fo:font-size="12pt" officeooo:rsid="0055a588" officeooo:paragraph-rsid="0055a588" style:font-size-asian="12pt" style:font-name-complex="Sahel FD" style:font-size-complex="12pt"/>
    </style:style>
    <style:style style:name="P3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313bb6" officeooo:paragraph-rsid="0055a588" style:font-size-asian="10pt" style:font-weight-asian="bold" style:font-name-complex="Sahel F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808080" loext:opacity="100%" style:font-name="Sahel FD" fo:font-size="10pt" fo:font-weight="bold" officeooo:rsid="0018ec05" officeooo:paragraph-rsid="0055a588" style:font-size-asian="10pt" style:font-weight-asian="bold" style:font-name-complex="Sahel F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19f28a" officeooo:paragraph-rsid="0055a588" style:font-size-asian="10pt" style:font-weight-asian="bold" style:font-name-complex="Sahel FD" style:font-size-complex="10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fo:color="#808080" loext:opacity="100%" style:font-name="Sahel FD" fo:font-size="10pt" fo:font-weight="bold" officeooo:paragraph-rsid="0055a588" style:font-size-asian="10pt" style:font-weight-asian="bold" style:font-name-complex="Sahel F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3f7872" officeooo:paragraph-rsid="0055a588" style:font-size-asian="10pt" style:font-weight-asian="bold" style:font-name-complex="Sahel F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1afc9b" officeooo:paragraph-rsid="0055a588" style:font-size-asian="10pt" style:font-weight-asian="bold" style:font-name-complex="Sahel F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writing-mode="lr-tb"/>
      <style:text-properties fo:color="#808080" loext:opacity="100%" style:font-name="Sahel FD" fo:font-size="10pt" fo:font-weight="bold" officeooo:rsid="0018ec05" officeooo:paragraph-rsid="005a6fd5" style:font-size-asian="10pt" style:font-weight-asian="bold" style:font-name-complex="Sahel F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1b4dd3" officeooo:paragraph-rsid="0055a588" style:font-size-asian="10pt" style:font-weight-asian="bold" style:font-name-complex="Sahel F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2fabde" officeooo:paragraph-rsid="0055a588" style:font-size-asian="10pt" style:font-weight-asian="bold" style:font-name-complex="Sahel F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fo:color="#808080" loext:opacity="100%" style:font-name="Sahel FD" fo:font-size="10pt" fo:font-weight="bold" officeooo:rsid="00429cbc" officeooo:paragraph-rsid="0055a588" style:font-size-asian="10pt" style:font-weight-asian="bold" style:font-name-complex="Sahel F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3c3702" officeooo:paragraph-rsid="0055a588" style:font-size-asian="10pt" style:font-weight-asian="bold" style:font-name-complex="Sahel F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51e357" officeooo:paragraph-rsid="0055a588" style:font-size-asian="10pt" style:font-weight-asian="bold" style:font-name-complex="Sahel F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5d42e1" officeooo:paragraph-rsid="005d42e1" style:font-size-asian="10pt" style:font-weight-asian="bold" style:font-name-complex="Sahel F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4c96da" officeooo:paragraph-rsid="0055a588" style:font-size-asian="10pt" style:font-weight-asian="bold" style:font-name-complex="Sahel F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 style:writing-mode="lr-tb"/>
      <style:text-properties fo:color="#808080" loext:opacity="100%" style:font-name="Sahel FD" fo:font-size="10pt" fo:font-weight="bold" officeooo:rsid="0018ec05" officeooo:paragraph-rsid="0056caf7" style:font-size-asian="10pt" style:font-weight-asian="bold" style:font-name-complex="Sahel F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19f28a" officeooo:paragraph-rsid="0059c2a0" style:font-size-asian="10pt" style:font-weight-asian="bold" style:font-name-complex="Sahel F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fo:color="#808080" loext:opacity="100%" style:font-name="Sahel FD" fo:font-size="10pt" officeooo:paragraph-rsid="0055a588" style:font-size-asian="10pt" style:font-name-complex="Sahel FD" style:font-size-complex="10pt"/>
    </style:style>
    <style:style style:name="P20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431c40" officeooo:paragraph-rsid="0055a588" style:font-size-asian="10pt" style:font-weight-asian="bold" style:font-name-complex="Sahel F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48d599" officeooo:paragraph-rsid="0055a588" style:font-size-asian="10pt" style:font-weight-asian="bold" style:font-name-complex="Sahel F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style:writing-mode="lr-tb"/>
      <style:text-properties fo:color="#808080" loext:opacity="100%" style:font-name="Sahel FD" fo:font-size="10pt" fo:font-weight="bold" officeooo:rsid="001c7647" officeooo:paragraph-rsid="0055a588" style:font-size-asian="10pt" style:font-weight-asian="bold" style:font-name-complex="Sahel F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33f488" officeooo:paragraph-rsid="0055a588" style:font-size-asian="10pt" style:font-weight-asian="bold" style:font-name-complex="Sahel FD" style:font-size-complex="10pt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fo:color="#808080" loext:opacity="100%" style:font-name="Sahel FD" fo:font-size="10pt" fo:font-weight="bold" officeooo:rsid="001c7647" officeooo:paragraph-rsid="0055a588" style:font-size-asian="10pt" style:font-weight-asian="bold" style:font-name-complex="Sahel F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35a143" officeooo:paragraph-rsid="0055a588" style:font-size-asian="10pt" style:font-weight-asian="bold" style:font-name-complex="Sahel F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385914" officeooo:paragraph-rsid="0055a588" style:font-size-asian="10pt" style:font-weight-asian="bold" style:font-name-complex="Sahel F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5a4449" officeooo:paragraph-rsid="005a4449" style:font-size-asian="10pt" style:font-weight-asian="bold" style:font-name-complex="Sahel F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5f0cc4" officeooo:paragraph-rsid="005f0cc4" style:font-size-asian="10pt" style:font-weight-asian="bold" style:font-name-complex="Sahel F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5f9966" officeooo:paragraph-rsid="0063cc08" style:font-size-asian="10pt" style:font-weight-asian="bold" style:font-name-complex="Sahel F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63cc08" officeooo:paragraph-rsid="0063cc08" style:font-size-asian="10pt" style:font-weight-asian="bold" style:font-name-complex="Sahel F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5a4449" officeooo:paragraph-rsid="0063cc08" style:font-size-asian="10pt" style:font-weight-asian="bold" style:font-name-complex="Sahel F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664562" officeooo:paragraph-rsid="0066c6f0" style:font-size-asian="10pt" style:font-weight-asian="bold" style:font-name-complex="Sahel F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66c6f0" officeooo:paragraph-rsid="0066c6f0" style:font-size-asian="10pt" style:font-weight-asian="bold" style:font-name-complex="Sahel F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6be5a3" officeooo:paragraph-rsid="006be5a3" style:font-size-asian="10pt" style:font-weight-asian="bold" style:font-name-complex="Sahel F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6c41aa" officeooo:paragraph-rsid="006c41aa" style:font-size-asian="10pt" style:font-weight-asian="bold" style:font-name-complex="Sahel F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Sahel FD" fo:font-size="10pt" fo:font-weight="bold" officeooo:rsid="006d6924" officeooo:paragraph-rsid="006d6924" style:font-size-asian="10pt" style:font-weight-asian="bold" style:font-name-complex="Sahel FD" style:font-size-complex="10pt" style:font-weight-complex="bold"/>
    </style:style>
    <style:style style:name="P37" style:family="paragraph" style:parent-style-name="Standard">
      <style:text-properties style:font-name="Sahel FD" officeooo:paragraph-rsid="0055a588" style:font-name-complex="Sahel FD"/>
    </style:style>
    <style:style style:name="P38" style:family="paragraph" style:parent-style-name="Standard">
      <style:text-properties style:font-name="Sahel FD" officeooo:rsid="00657681" officeooo:paragraph-rsid="00657681" style:font-name-complex="Sahel FD"/>
    </style:style>
    <style:style style:name="T1" style:family="text">
      <style:text-properties officeooo:rsid="00614c01"/>
    </style:style>
    <style:style style:name="T2" style:family="text">
      <style:text-properties officeooo:rsid="001c7647"/>
    </style:style>
    <style:style style:name="T3" style:family="text">
      <style:text-properties officeooo:rsid="00415d51"/>
    </style:style>
    <style:style style:name="T4" style:family="text">
      <style:text-properties officeooo:rsid="00313bb6"/>
    </style:style>
    <style:style style:name="T5" style:family="text">
      <style:text-properties officeooo:rsid="0048a5e5"/>
    </style:style>
    <style:style style:name="T6" style:family="text">
      <style:text-properties officeooo:rsid="004d96ea"/>
    </style:style>
    <style:style style:name="T7" style:family="text">
      <style:text-properties officeooo:rsid="001afc9b"/>
    </style:style>
    <style:style style:name="T8" style:family="text">
      <style:text-properties officeooo:rsid="004a4aff"/>
    </style:style>
    <style:style style:name="T9" style:family="text">
      <style:text-properties officeooo:rsid="0059c2a0"/>
    </style:style>
    <style:style style:name="T10" style:family="text">
      <style:text-properties officeooo:rsid="00431c40"/>
    </style:style>
    <style:style style:name="T11" style:family="text">
      <style:text-properties officeooo:rsid="004e1132"/>
    </style:style>
    <style:style style:name="T12" style:family="text">
      <style:text-properties officeooo:rsid="0046f154"/>
    </style:style>
    <style:style style:name="T13" style:family="text">
      <style:text-properties officeooo:rsid="00385914"/>
    </style:style>
    <style:style style:name="T14" style:family="text">
      <style:text-properties officeooo:rsid="004d2576"/>
    </style:style>
    <style:style style:name="T15" style:family="text">
      <style:text-properties officeooo:rsid="002ded5f"/>
    </style:style>
    <style:style style:name="T16" style:family="text">
      <style:text-properties officeooo:rsid="0056caf7"/>
    </style:style>
    <style:style style:name="T17" style:family="text">
      <style:text-properties officeooo:rsid="005f9966"/>
    </style:style>
    <style:style style:name="T18" style:family="text">
      <style:text-properties officeooo:rsid="005a4449"/>
    </style:style>
    <style:style style:name="T19" style:family="text">
      <style:text-properties officeooo:rsid="00638453"/>
    </style:style>
    <style:style style:name="T20" style:family="text">
      <style:text-properties officeooo:rsid="0063cc08"/>
    </style:style>
    <style:style style:name="T21" style:family="text">
      <style:text-properties officeooo:rsid="006e4e63"/>
    </style:style>
    <style:style style:name="T22" style:family="text">
      <style:text-properties officeooo:rsid="006f96d3"/>
    </style:style>
    <style:style style:name="T2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چک لیست سرویس خودرو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17"/>
        <table:table-column table:style-name="Table1.T"/>
        <table:table-column table:style-name="Table1.U"/>
        <table:table-row table:style-name="Table1.1">
          <table:table-cell table:style-name="Table1.A1" office:value-type="string">
            <text:p text:style-name="P3">دیاگ/بازدید <text:span text:style-name="T1">کلی</text:span></text:p>
          </table:table-cell>
          <table:table-cell table:style-name="Table1.B1" office:value-type="string">
            <text:p text:style-name="P4">10000</text:p>
          </table:table-cell>
          <table:table-cell table:style-name="Table1.C1" office:value-type="string">
            <text:p text:style-name="P4">20000</text:p>
          </table:table-cell>
          <table:table-cell table:style-name="Table1.D1" office:value-type="string">
            <text:p text:style-name="P4">30000</text:p>
          </table:table-cell>
          <table:table-cell table:style-name="Table1.E1" office:value-type="string">
            <text:p text:style-name="P4">40000</text:p>
          </table:table-cell>
          <table:table-cell table:style-name="Table1.F1" office:value-type="string">
            <text:p text:style-name="P4">50000</text:p>
          </table:table-cell>
          <table:table-cell table:style-name="Table1.G1" office:value-type="string">
            <text:p text:style-name="P4">60000</text:p>
          </table:table-cell>
          <table:table-cell table:style-name="Table1.H1" office:value-type="string">
            <text:p text:style-name="P4">70000</text:p>
          </table:table-cell>
          <table:table-cell table:style-name="Table1.I1" office:value-type="string">
            <text:p text:style-name="P4">80000</text:p>
          </table:table-cell>
          <table:table-cell table:style-name="Table1.J1" office:value-type="string">
            <text:p text:style-name="P4">90000</text:p>
          </table:table-cell>
          <table:table-cell table:style-name="Table1.K1" office:value-type="string">
            <text:p text:style-name="P4">100000</text:p>
          </table:table-cell>
          <table:table-cell table:style-name="Table1.L1" office:value-type="string">
            <text:p text:style-name="P4">110000</text:p>
          </table:table-cell>
          <table:table-cell table:style-name="Table1.M1" office:value-type="string">
            <text:p text:style-name="P4">120000</text:p>
          </table:table-cell>
          <table:table-cell table:style-name="Table1.N1" office:value-type="string">
            <text:p text:style-name="P4">130000</text:p>
          </table:table-cell>
          <table:table-cell table:style-name="Table1.O1" office:value-type="string">
            <text:p text:style-name="P4">140000</text:p>
          </table:table-cell>
          <table:table-cell table:style-name="Table1.P1" office:value-type="string">
            <text:p text:style-name="P4">150000</text:p>
          </table:table-cell>
          <table:table-cell table:style-name="Table1.Q1" office:value-type="string">
            <text:p text:style-name="P4">1<text:span text:style-name="T2">6</text:span>0000</text:p>
          </table:table-cell>
          <table:table-cell table:style-name="Table1.R1" office:value-type="string">
            <text:p text:style-name="P4">1<text:span text:style-name="T2">7</text:span>0000</text:p>
          </table:table-cell>
          <table:table-cell table:style-name="Table1.S1" office:value-type="string">
            <text:p text:style-name="P4">1<text:span text:style-name="T2">8</text:span>0000</text:p>
          </table:table-cell>
          <table:table-cell table:style-name="Table1.T1" office:value-type="string">
            <text:p text:style-name="P4">190000</text:p>
          </table:table-cell>
          <table:table-cell table:style-name="Table1.U1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روغن <text:span text:style-name="T3">و فیلتر</text:span> موتور</text:p>
          </table:table-cell>
          <table:table-cell table:style-name="Table1.B2" office:value-type="string">
            <text:p text:style-name="P4">10000</text:p>
          </table:table-cell>
          <table:table-cell table:style-name="Table1.C2" office:value-type="string">
            <text:p text:style-name="P4">20000</text:p>
          </table:table-cell>
          <table:table-cell table:style-name="Table1.D2" office:value-type="string">
            <text:p text:style-name="P4">30000</text:p>
          </table:table-cell>
          <table:table-cell table:style-name="Table1.E2" office:value-type="string">
            <text:p text:style-name="P4">40000</text:p>
          </table:table-cell>
          <table:table-cell table:style-name="Table1.F2" office:value-type="string">
            <text:p text:style-name="P4">50000</text:p>
          </table:table-cell>
          <table:table-cell table:style-name="Table1.G2" office:value-type="string">
            <text:p text:style-name="P4">60000</text:p>
          </table:table-cell>
          <table:table-cell table:style-name="Table1.H2" office:value-type="string">
            <text:p text:style-name="P4">70000</text:p>
          </table:table-cell>
          <table:table-cell table:style-name="Table1.I2" office:value-type="string">
            <text:p text:style-name="P4">80000</text:p>
          </table:table-cell>
          <table:table-cell table:style-name="Table1.J2" office:value-type="string">
            <text:p text:style-name="P4">90000</text:p>
          </table:table-cell>
          <table:table-cell table:style-name="Table1.K2" office:value-type="string">
            <text:p text:style-name="P4">100000</text:p>
          </table:table-cell>
          <table:table-cell table:style-name="Table1.L2" office:value-type="string">
            <text:p text:style-name="P4">110000</text:p>
          </table:table-cell>
          <table:table-cell table:style-name="Table1.M2" office:value-type="string">
            <text:p text:style-name="P4">120000</text:p>
          </table:table-cell>
          <table:table-cell table:style-name="Table1.N2" office:value-type="string">
            <text:p text:style-name="P4">130000</text:p>
          </table:table-cell>
          <table:table-cell table:style-name="Table1.O2" office:value-type="string">
            <text:p text:style-name="P4">140000</text:p>
          </table:table-cell>
          <table:table-cell table:style-name="Table1.P2" office:value-type="string">
            <text:p text:style-name="P4">150000</text:p>
          </table:table-cell>
          <table:table-cell table:style-name="Table1.Q2" office:value-type="string">
            <text:p text:style-name="P4">1<text:span text:style-name="T2">6</text:span>0000</text:p>
          </table:table-cell>
          <table:table-cell table:style-name="Table1.R2" office:value-type="string">
            <text:p text:style-name="P4">1<text:span text:style-name="T2">7</text:span>0000</text:p>
          </table:table-cell>
          <table:table-cell table:style-name="Table1.S2" office:value-type="string">
            <text:p text:style-name="P4">1<text:span text:style-name="T2">8</text:span>0000</text:p>
          </table:table-cell>
          <table:table-cell table:style-name="Table1.T2" office:value-type="string">
            <text:p text:style-name="P4">190000</text:p>
          </table:table-cell>
          <table:table-cell table:style-name="Table1.U2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فیلتر هوا<text:span text:style-name="T4">ی موتور</text:span></text:p>
          </table:table-cell>
          <table:table-cell table:style-name="Table1.B3" office:value-type="string">
            <text:p text:style-name="P4">10000</text:p>
          </table:table-cell>
          <table:table-cell table:style-name="Table1.C3" office:value-type="string">
            <text:p text:style-name="P4">20000</text:p>
          </table:table-cell>
          <table:table-cell table:style-name="Table1.D3" office:value-type="string">
            <text:p text:style-name="P4">30000</text:p>
          </table:table-cell>
          <table:table-cell table:style-name="Table1.E3" office:value-type="string">
            <text:p text:style-name="P4">40000</text:p>
          </table:table-cell>
          <table:table-cell table:style-name="Table1.F3" office:value-type="string">
            <text:p text:style-name="P4">50000</text:p>
          </table:table-cell>
          <table:table-cell table:style-name="Table1.G3" office:value-type="string">
            <text:p text:style-name="P4">60000</text:p>
          </table:table-cell>
          <table:table-cell table:style-name="Table1.H3" office:value-type="string">
            <text:p text:style-name="P4">70000</text:p>
          </table:table-cell>
          <table:table-cell table:style-name="Table1.I3" office:value-type="string">
            <text:p text:style-name="P4">80000</text:p>
          </table:table-cell>
          <table:table-cell table:style-name="Table1.J3" office:value-type="string">
            <text:p text:style-name="P4">90000</text:p>
          </table:table-cell>
          <table:table-cell table:style-name="Table1.K3" office:value-type="string">
            <text:p text:style-name="P4">100000</text:p>
          </table:table-cell>
          <table:table-cell table:style-name="Table1.L3" office:value-type="string">
            <text:p text:style-name="P4">110000</text:p>
          </table:table-cell>
          <table:table-cell table:style-name="Table1.M3" office:value-type="string">
            <text:p text:style-name="P4">120000</text:p>
          </table:table-cell>
          <table:table-cell table:style-name="Table1.N3" office:value-type="string">
            <text:p text:style-name="P4">130000</text:p>
          </table:table-cell>
          <table:table-cell table:style-name="Table1.O3" office:value-type="string">
            <text:p text:style-name="P4">140000</text:p>
          </table:table-cell>
          <table:table-cell table:style-name="Table1.P3" office:value-type="string">
            <text:p text:style-name="P4">150000</text:p>
          </table:table-cell>
          <table:table-cell table:style-name="Table1.Q3" office:value-type="string">
            <text:p text:style-name="P4">1<text:span text:style-name="T2">6</text:span>0000</text:p>
          </table:table-cell>
          <table:table-cell table:style-name="Table1.R3" office:value-type="string">
            <text:p text:style-name="P4">1<text:span text:style-name="T2">7</text:span>0000</text:p>
          </table:table-cell>
          <table:table-cell table:style-name="Table1.S3" office:value-type="string">
            <text:p text:style-name="P4">1<text:span text:style-name="T2">8</text:span>0000</text:p>
          </table:table-cell>
          <table:table-cell table:style-name="Table1.T3" office:value-type="string">
            <text:p text:style-name="P4">190000</text:p>
          </table:table-cell>
          <table:table-cell table:style-name="Table1.U3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فیلتر هوای اتاق</text:p>
          </table:table-cell>
          <table:table-cell table:style-name="Table1.B4" office:value-type="string">
            <text:p text:style-name="P4">10000</text:p>
          </table:table-cell>
          <table:table-cell table:style-name="Table1.C4" office:value-type="string">
            <text:p text:style-name="P4">20000</text:p>
          </table:table-cell>
          <table:table-cell table:style-name="Table1.D4" office:value-type="string">
            <text:p text:style-name="P4">30000</text:p>
          </table:table-cell>
          <table:table-cell table:style-name="Table1.E4" office:value-type="string">
            <text:p text:style-name="P4">40000</text:p>
          </table:table-cell>
          <table:table-cell table:style-name="Table1.F4" office:value-type="string">
            <text:p text:style-name="P4">50000</text:p>
          </table:table-cell>
          <table:table-cell table:style-name="Table1.G4" office:value-type="string">
            <text:p text:style-name="P4">60000</text:p>
          </table:table-cell>
          <table:table-cell table:style-name="Table1.H4" office:value-type="string">
            <text:p text:style-name="P4">70000</text:p>
          </table:table-cell>
          <table:table-cell table:style-name="Table1.I4" office:value-type="string">
            <text:p text:style-name="P4">80000</text:p>
          </table:table-cell>
          <table:table-cell table:style-name="Table1.J4" office:value-type="string">
            <text:p text:style-name="P4">90000</text:p>
          </table:table-cell>
          <table:table-cell table:style-name="Table1.K4" office:value-type="string">
            <text:p text:style-name="P4">100000</text:p>
          </table:table-cell>
          <table:table-cell table:style-name="Table1.L4" office:value-type="string">
            <text:p text:style-name="P4">110000</text:p>
          </table:table-cell>
          <table:table-cell table:style-name="Table1.M4" office:value-type="string">
            <text:p text:style-name="P4">120000</text:p>
          </table:table-cell>
          <table:table-cell table:style-name="Table1.N4" office:value-type="string">
            <text:p text:style-name="P4">130000</text:p>
          </table:table-cell>
          <table:table-cell table:style-name="Table1.O4" office:value-type="string">
            <text:p text:style-name="P4">140000</text:p>
          </table:table-cell>
          <table:table-cell table:style-name="Table1.P4" office:value-type="string">
            <text:p text:style-name="P4">150000</text:p>
          </table:table-cell>
          <table:table-cell table:style-name="Table1.Q4" office:value-type="string">
            <text:p text:style-name="P4">1<text:span text:style-name="T2">6</text:span>0000</text:p>
          </table:table-cell>
          <table:table-cell table:style-name="Table1.R4" office:value-type="string">
            <text:p text:style-name="P4">1<text:span text:style-name="T2">7</text:span>0000</text:p>
          </table:table-cell>
          <table:table-cell table:style-name="Table1.S4" office:value-type="string">
            <text:p text:style-name="P4">1<text:span text:style-name="T2">8</text:span>0000</text:p>
          </table:table-cell>
          <table:table-cell table:style-name="Table1.T4" office:value-type="string">
            <text:p text:style-name="P4">190000</text:p>
          </table:table-cell>
          <table:table-cell table:style-name="Table1.U4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فیلتر بنزین</text:p>
          </table:table-cell>
          <table:table-cell table:style-name="Table1.B5" office:value-type="string">
            <text:p text:style-name="P4">10000</text:p>
          </table:table-cell>
          <table:table-cell table:style-name="Table1.C5" office:value-type="string">
            <text:p text:style-name="P4">20000</text:p>
          </table:table-cell>
          <table:table-cell table:style-name="Table1.D5" office:value-type="string">
            <text:p text:style-name="P4">30000</text:p>
          </table:table-cell>
          <table:table-cell table:style-name="Table1.E5" office:value-type="string">
            <text:p text:style-name="P4">40000</text:p>
          </table:table-cell>
          <table:table-cell table:style-name="Table1.F5" office:value-type="string">
            <text:p text:style-name="P4">50000</text:p>
          </table:table-cell>
          <table:table-cell table:style-name="Table1.G5" office:value-type="string">
            <text:p text:style-name="P4">60000</text:p>
          </table:table-cell>
          <table:table-cell table:style-name="Table1.H5" office:value-type="string">
            <text:p text:style-name="P4">70000</text:p>
          </table:table-cell>
          <table:table-cell table:style-name="Table1.I5" office:value-type="string">
            <text:p text:style-name="P4">80000</text:p>
          </table:table-cell>
          <table:table-cell table:style-name="Table1.J5" office:value-type="string">
            <text:p text:style-name="P4">90000</text:p>
          </table:table-cell>
          <table:table-cell table:style-name="Table1.K5" office:value-type="string">
            <text:p text:style-name="P4">100000</text:p>
          </table:table-cell>
          <table:table-cell table:style-name="Table1.L5" office:value-type="string">
            <text:p text:style-name="P4">110000</text:p>
          </table:table-cell>
          <table:table-cell table:style-name="Table1.M5" office:value-type="string">
            <text:p text:style-name="P4">120000</text:p>
          </table:table-cell>
          <table:table-cell table:style-name="Table1.N5" office:value-type="string">
            <text:p text:style-name="P4">130000</text:p>
          </table:table-cell>
          <table:table-cell table:style-name="Table1.O5" office:value-type="string">
            <text:p text:style-name="P4">140000</text:p>
          </table:table-cell>
          <table:table-cell table:style-name="Table1.P5" office:value-type="string">
            <text:p text:style-name="P4">150000</text:p>
          </table:table-cell>
          <table:table-cell table:style-name="Table1.Q5" office:value-type="string">
            <text:p text:style-name="P4">1<text:span text:style-name="T2">6</text:span>0000</text:p>
          </table:table-cell>
          <table:table-cell table:style-name="Table1.R5" office:value-type="string">
            <text:p text:style-name="P4">1<text:span text:style-name="T2">7</text:span>0000</text:p>
          </table:table-cell>
          <table:table-cell table:style-name="Table1.S5" office:value-type="string">
            <text:p text:style-name="P4">1<text:span text:style-name="T2">8</text:span>0000</text:p>
          </table:table-cell>
          <table:table-cell table:style-name="Table1.T5" office:value-type="string">
            <text:p text:style-name="P4">190000</text:p>
          </table:table-cell>
          <table:table-cell table:style-name="Table1.U5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<text:s/><text:span text:style-name="T5">تعویض </text:span>شمع موتور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4">20000</text:p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4">40000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4">60000</text:p>
          </table:table-cell>
          <table:table-cell table:style-name="Table1.H6" office:value-type="string">
            <text:p text:style-name="P6"/>
          </table:table-cell>
          <table:table-cell table:style-name="Table1.I6" office:value-type="string">
            <text:p text:style-name="P4">80000</text:p>
          </table:table-cell>
          <table:table-cell table:style-name="Table1.J6" office:value-type="string">
            <text:p text:style-name="P6"/>
          </table:table-cell>
          <table:table-cell table:style-name="Table1.K6" office:value-type="string">
            <text:p text:style-name="P4">100000</text:p>
          </table:table-cell>
          <table:table-cell table:style-name="Table1.L6" office:value-type="string">
            <text:p text:style-name="P6"/>
          </table:table-cell>
          <table:table-cell table:style-name="Table1.M6" office:value-type="string">
            <text:p text:style-name="P4">120000</text:p>
          </table:table-cell>
          <table:table-cell table:style-name="Table1.N6" office:value-type="string">
            <text:p text:style-name="P6"/>
          </table:table-cell>
          <table:table-cell table:style-name="Table1.O6" office:value-type="string">
            <text:p text:style-name="P4">140000</text:p>
          </table:table-cell>
          <table:table-cell table:style-name="Table1.P6" office:value-type="string">
            <text:p text:style-name="P6"/>
          </table:table-cell>
          <table:table-cell table:style-name="Table1.Q6" office:value-type="string">
            <text:p text:style-name="P4">1<text:span text:style-name="T2">6</text:span>0000</text:p>
          </table:table-cell>
          <table:table-cell table:style-name="Table1.R6" office:value-type="string">
            <text:p text:style-name="P6"/>
          </table:table-cell>
          <table:table-cell table:style-name="Table1.S6" office:value-type="string">
            <text:p text:style-name="P4">1<text:span text:style-name="T2">8</text:span>0000</text:p>
          </table:table-cell>
          <table:table-cell table:style-name="Table1.T6" office:value-type="string">
            <text:p text:style-name="P6"/>
          </table:table-cell>
          <table:table-cell table:style-name="Table1.U6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روغن ترمز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4">40000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  <table:table-cell table:style-name="Table1.H7" office:value-type="string">
            <text:p text:style-name="P6"/>
          </table:table-cell>
          <table:table-cell table:style-name="Table1.I7" office:value-type="string">
            <text:p text:style-name="P4">80000</text:p>
          </table:table-cell>
          <table:table-cell table:style-name="Table1.J7" office:value-type="string">
            <text:p text:style-name="P6"/>
          </table:table-cell>
          <table:table-cell table:style-name="Table1.K7" office:value-type="string">
            <text:p text:style-name="P6"/>
          </table:table-cell>
          <table:table-cell table:style-name="Table1.L7" office:value-type="string">
            <text:p text:style-name="P6"/>
          </table:table-cell>
          <table:table-cell table:style-name="Table1.M7" office:value-type="string">
            <text:p text:style-name="P4">120000</text:p>
          </table:table-cell>
          <table:table-cell table:style-name="Table1.N7" office:value-type="string">
            <text:p text:style-name="P6"/>
          </table:table-cell>
          <table:table-cell table:style-name="Table1.O7" office:value-type="string">
            <text:p text:style-name="P6"/>
          </table:table-cell>
          <table:table-cell table:style-name="Table1.P7" office:value-type="string">
            <text:p text:style-name="P6"/>
          </table:table-cell>
          <table:table-cell table:style-name="Table1.Q7" office:value-type="string">
            <text:p text:style-name="P4">1<text:span text:style-name="T2">6</text:span>0000</text:p>
          </table:table-cell>
          <table:table-cell table:style-name="Table1.R7" office:value-type="string">
            <text:p text:style-name="P6"/>
          </table:table-cell>
          <table:table-cell table:style-name="Table1.S7" office:value-type="string">
            <text:p text:style-name="P6"/>
          </table:table-cell>
          <table:table-cell table:style-name="Table1.T7" office:value-type="string">
            <text:p text:style-name="P6"/>
          </table:table-cell>
          <table:table-cell table:style-name="Table1.U7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7">روغن <text:span text:style-name="T6">فرمان/</text:span>هیدرولیک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7" office:value-type="string">
            <text:p text:style-name="P4">50000</text:p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K8" office:value-type="string">
            <text:p text:style-name="P4">100000</text:p>
          </table:table-cell>
          <table:table-cell table:style-name="Table1.L8" office:value-type="string">
            <text:p text:style-name="P6"/>
          </table:table-cell>
          <table:table-cell table:style-name="Table1.M8" office:value-type="string">
            <text:p text:style-name="P6"/>
          </table:table-cell>
          <table:table-cell table:style-name="Table1.N8" office:value-type="string">
            <text:p text:style-name="P6"/>
          </table:table-cell>
          <table:table-cell table:style-name="Table1.O8" office:value-type="string">
            <text:p text:style-name="P6"/>
          </table:table-cell>
          <table:table-cell table:style-name="Table1.P8" office:value-type="string">
            <text:p text:style-name="P4">150000</text:p>
          </table:table-cell>
          <table:table-cell table:style-name="Table1.Q8" office:value-type="string">
            <text:p text:style-name="P6"/>
          </table:table-cell>
          <table:table-cell table:style-name="Table1.R8" office:value-type="string">
            <text:p text:style-name="P6"/>
          </table:table-cell>
          <table:table-cell table:style-name="Table1.S8" office:value-type="string">
            <text:p text:style-name="P6"/>
          </table:table-cell>
          <table:table-cell table:style-name="Table1.T8" office:value-type="string">
            <text:p text:style-name="P6"/>
          </table:table-cell>
          <table:table-cell table:style-name="Table1.U8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5">تسمه تایم<text:span text:style-name="T7"> </text:span><text:span text:style-name="T8">و غلتک</text:span>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  <table:table-cell table:style-name="Table1.I9" office:value-type="string">
            <text:p text:style-name="P4">80000</text:p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  <table:table-cell table:style-name="Table1.M9" office:value-type="string">
            <text:p text:style-name="P6"/>
          </table:table-cell>
          <table:table-cell table:style-name="Table1.N9" office:value-type="string">
            <text:p text:style-name="P6"/>
          </table:table-cell>
          <table:table-cell table:style-name="Table1.O9" office:value-type="string">
            <text:p text:style-name="P6"/>
          </table:table-cell>
          <table:table-cell table:style-name="Table1.P9" office:value-type="string">
            <text:p text:style-name="P6"/>
          </table:table-cell>
          <table:table-cell table:style-name="Table1.Q9" office:value-type="string">
            <text:p text:style-name="P4">1<text:span text:style-name="T2">6</text:span>0000</text:p>
          </table:table-cell>
          <table:table-cell table:style-name="Table1.R9" office:value-type="string">
            <text:p text:style-name="P6"/>
          </table:table-cell>
          <table:table-cell table:style-name="Table1.S9" office:value-type="string">
            <text:p text:style-name="P6"/>
          </table:table-cell>
          <table:table-cell table:style-name="Table1.T9" office:value-type="string">
            <text:p text:style-name="P6"/>
          </table:table-cell>
          <table:table-cell table:style-name="Table1.U9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تسمه آلترناتور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/>
          </table:table-cell>
          <table:table-cell table:style-name="Table1.E10" office:value-type="string">
            <text:p text:style-name="P6"/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  <table:table-cell table:style-name="Table1.H10" office:value-type="string">
            <text:p text:style-name="P6"/>
          </table:table-cell>
          <table:table-cell table:style-name="Table1.I10" office:value-type="string">
            <text:p text:style-name="P4">80000</text:p>
          </table:table-cell>
          <table:table-cell table:style-name="Table1.J10" office:value-type="string">
            <text:p text:style-name="P6"/>
          </table:table-cell>
          <table:table-cell table:style-name="Table1.K10" office:value-type="string">
            <text:p text:style-name="P6"/>
          </table:table-cell>
          <table:table-cell table:style-name="Table1.L10" office:value-type="string">
            <text:p text:style-name="P6"/>
          </table:table-cell>
          <table:table-cell table:style-name="Table1.M10" office:value-type="string">
            <text:p text:style-name="P6"/>
          </table:table-cell>
          <table:table-cell table:style-name="Table1.N10" office:value-type="string">
            <text:p text:style-name="P6"/>
          </table:table-cell>
          <table:table-cell table:style-name="Table1.O10" office:value-type="string">
            <text:p text:style-name="P6"/>
          </table:table-cell>
          <table:table-cell table:style-name="Table1.P10" office:value-type="string">
            <text:p text:style-name="P6"/>
          </table:table-cell>
          <table:table-cell table:style-name="Table1.Q10" office:value-type="string">
            <text:p text:style-name="P4">1<text:span text:style-name="T2">6</text:span>0000</text:p>
          </table:table-cell>
          <table:table-cell table:style-name="Table1.R10" office:value-type="string">
            <text:p text:style-name="P6"/>
          </table:table-cell>
          <table:table-cell table:style-name="Table1.S10" office:value-type="string">
            <text:p text:style-name="P6"/>
          </table:table-cell>
          <table:table-cell table:style-name="Table1.T10" office:value-type="string">
            <text:p text:style-name="P6"/>
          </table:table-cell>
          <table:table-cell table:style-name="Table1.U10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8">تسمه دینام <text:span text:style-name="T8">و غلتک</text:span></text:p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9">30000</text:p>
          </table:table-cell>
          <table:table-cell table:style-name="Table1.E11" office:value-type="string">
            <text:p text:style-name="P6"/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4">60000</text:p>
          </table:table-cell>
          <table:table-cell table:style-name="Table1.H11" office:value-type="string">
            <text:p text:style-name="P6"/>
          </table:table-cell>
          <table:table-cell table:style-name="Table1.I11" office:value-type="string">
            <text:p text:style-name="P6"/>
          </table:table-cell>
          <table:table-cell table:style-name="Table1.J11" office:value-type="string">
            <text:p text:style-name="P9">90000</text:p>
          </table:table-cell>
          <table:table-cell table:style-name="Table1.K11" office:value-type="string">
            <text:p text:style-name="P6"/>
          </table:table-cell>
          <table:table-cell table:style-name="Table1.L11" office:value-type="string">
            <text:p text:style-name="P6"/>
          </table:table-cell>
          <table:table-cell table:style-name="Table1.M11" office:value-type="string">
            <text:p text:style-name="P4">120000</text:p>
          </table:table-cell>
          <table:table-cell table:style-name="Table1.N11" office:value-type="string">
            <text:p text:style-name="P6"/>
          </table:table-cell>
          <table:table-cell table:style-name="Table1.O11" office:value-type="string">
            <text:p text:style-name="P6"/>
          </table:table-cell>
          <table:table-cell table:style-name="Table1.P11" office:value-type="string">
            <text:p text:style-name="P9">150000</text:p>
          </table:table-cell>
          <table:table-cell table:style-name="Table1.Q11" office:value-type="string">
            <text:p text:style-name="P6"/>
          </table:table-cell>
          <table:table-cell table:style-name="Table1.R11" office:value-type="string">
            <text:p text:style-name="P6"/>
          </table:table-cell>
          <table:table-cell table:style-name="Table1.S11" office:value-type="string">
            <text:p text:style-name="P4">1<text:span text:style-name="T2">8</text:span>0000</text:p>
          </table:table-cell>
          <table:table-cell table:style-name="Table1.T11" office:value-type="string">
            <text:p text:style-name="P6"/>
          </table:table-cell>
          <table:table-cell table:style-name="Table1.U1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0">کاتالیزور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4">60000</text:p>
          </table:table-cell>
          <table:table-cell table:style-name="Table1.H12" office:value-type="string">
            <text:p text:style-name="P6"/>
          </table:table-cell>
          <table:table-cell table:style-name="Table1.I12" office:value-type="string">
            <text:p text:style-name="P6"/>
          </table:table-cell>
          <table:table-cell table:style-name="Table1.J12" office:value-type="string">
            <text:p text:style-name="P6"/>
          </table:table-cell>
          <table:table-cell table:style-name="Table1.K12" office:value-type="string">
            <text:p text:style-name="P6"/>
          </table:table-cell>
          <table:table-cell table:style-name="Table1.L12" office:value-type="string">
            <text:p text:style-name="P6"/>
          </table:table-cell>
          <table:table-cell table:style-name="Table1.M12" office:value-type="string">
            <text:p text:style-name="P4">120000</text:p>
          </table:table-cell>
          <table:table-cell table:style-name="Table1.N12" office:value-type="string">
            <text:p text:style-name="P6"/>
          </table:table-cell>
          <table:table-cell table:style-name="Table1.O12" office:value-type="string">
            <text:p text:style-name="P6"/>
          </table:table-cell>
          <table:table-cell table:style-name="Table1.P12" office:value-type="string">
            <text:p text:style-name="P6"/>
          </table:table-cell>
          <table:table-cell table:style-name="Table1.Q12" office:value-type="string">
            <text:p text:style-name="P6"/>
          </table:table-cell>
          <table:table-cell table:style-name="Table1.R12" office:value-type="string">
            <text:p text:style-name="P6"/>
          </table:table-cell>
          <table:table-cell table:style-name="Table1.S12" office:value-type="string">
            <text:p text:style-name="P4">1<text:span text:style-name="T2">8</text:span>0000</text:p>
          </table:table-cell>
          <table:table-cell table:style-name="Table1.T12" office:value-type="string">
            <text:p text:style-name="P6"/>
          </table:table-cell>
          <table:table-cell table:style-name="Table1.U1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ضد یخ <text:span text:style-name="T9">رادیاتور</text:span></text:p>
          </table:table-cell>
          <table:table-cell table:style-name="Table1.B13" office:value-type="string">
            <text:p text:style-name="P12">1390</text:p>
          </table:table-cell>
          <table:table-cell table:style-name="Table1.C13" office:value-type="string">
            <text:p text:style-name="P12">1391</text:p>
          </table:table-cell>
          <table:table-cell table:style-name="Table1.D13" office:value-type="string">
            <text:p text:style-name="P12">1392</text:p>
          </table:table-cell>
          <table:table-cell table:style-name="Table1.E13" office:value-type="string">
            <text:p text:style-name="P12">1393</text:p>
          </table:table-cell>
          <table:table-cell table:style-name="Table1.F13" office:value-type="string">
            <text:p text:style-name="P12">1394</text:p>
          </table:table-cell>
          <table:table-cell table:style-name="Table1.G13" office:value-type="string">
            <text:p text:style-name="P12">1395</text:p>
          </table:table-cell>
          <table:table-cell table:style-name="Table1.H13" office:value-type="string">
            <text:p text:style-name="P12">1396</text:p>
          </table:table-cell>
          <table:table-cell table:style-name="Table1.I13" office:value-type="string">
            <text:p text:style-name="P12">1397</text:p>
          </table:table-cell>
          <table:table-cell table:style-name="Table1.J13" office:value-type="string">
            <text:p text:style-name="P12">1398</text:p>
          </table:table-cell>
          <table:table-cell table:style-name="Table1.K13" office:value-type="string">
            <text:p text:style-name="P12">1399</text:p>
          </table:table-cell>
          <table:table-cell table:style-name="Table1.L13" office:value-type="string">
            <text:p text:style-name="P12">1400</text:p>
          </table:table-cell>
          <table:table-cell table:style-name="Table1.M13" office:value-type="string">
            <text:p text:style-name="P12">1401</text:p>
          </table:table-cell>
          <table:table-cell table:style-name="Table1.N13" office:value-type="string">
            <text:p text:style-name="P12">1402</text:p>
          </table:table-cell>
          <table:table-cell table:style-name="Table1.O13" office:value-type="string">
            <text:p text:style-name="P12">1403</text:p>
          </table:table-cell>
          <table:table-cell table:style-name="Table1.P13" office:value-type="string">
            <text:p text:style-name="P12">1404</text:p>
          </table:table-cell>
          <table:table-cell table:style-name="Table1.Q13" office:value-type="string">
            <text:p text:style-name="P12">1405</text:p>
          </table:table-cell>
          <table:table-cell table:style-name="Table1.R13" office:value-type="string">
            <text:p text:style-name="P12">1406</text:p>
          </table:table-cell>
          <table:table-cell table:style-name="Table1.S13" office:value-type="string">
            <text:p text:style-name="P12">1407</text:p>
          </table:table-cell>
          <table:table-cell table:style-name="Table1.T13" office:value-type="string">
            <text:p text:style-name="P12">1408</text:p>
          </table:table-cell>
          <table:table-cell table:style-name="Table1.U13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8">آب رادیاتور</text:p>
          </table:table-cell>
          <table:table-cell table:style-name="Table1.B14" office:value-type="string">
            <text:p text:style-name="P12">1390</text:p>
          </table:table-cell>
          <table:table-cell table:style-name="Table1.C13" office:value-type="string">
            <text:p text:style-name="P12">1391</text:p>
          </table:table-cell>
          <table:table-cell table:style-name="Table1.D13" office:value-type="string">
            <text:p text:style-name="P12">1392</text:p>
          </table:table-cell>
          <table:table-cell table:style-name="Table1.E13" office:value-type="string">
            <text:p text:style-name="P12">1393</text:p>
          </table:table-cell>
          <table:table-cell table:style-name="Table1.F13" office:value-type="string">
            <text:p text:style-name="P12">1394</text:p>
          </table:table-cell>
          <table:table-cell table:style-name="Table1.G13" office:value-type="string">
            <text:p text:style-name="P12">1395</text:p>
          </table:table-cell>
          <table:table-cell table:style-name="Table1.H13" office:value-type="string">
            <text:p text:style-name="P12">1396</text:p>
          </table:table-cell>
          <table:table-cell table:style-name="Table1.I13" office:value-type="string">
            <text:p text:style-name="P12">1397</text:p>
          </table:table-cell>
          <table:table-cell table:style-name="Table1.J13" office:value-type="string">
            <text:p text:style-name="P12">1398</text:p>
          </table:table-cell>
          <table:table-cell table:style-name="Table1.K13" office:value-type="string">
            <text:p text:style-name="P12">1399</text:p>
          </table:table-cell>
          <table:table-cell table:style-name="Table1.L13" office:value-type="string">
            <text:p text:style-name="P12">1400</text:p>
          </table:table-cell>
          <table:table-cell table:style-name="Table1.M13" office:value-type="string">
            <text:p text:style-name="P12">1401</text:p>
          </table:table-cell>
          <table:table-cell table:style-name="Table1.N13" office:value-type="string">
            <text:p text:style-name="P12">1402</text:p>
          </table:table-cell>
          <table:table-cell table:style-name="Table1.O13" office:value-type="string">
            <text:p text:style-name="P12">1403</text:p>
          </table:table-cell>
          <table:table-cell table:style-name="Table1.P13" office:value-type="string">
            <text:p text:style-name="P12">1404</text:p>
          </table:table-cell>
          <table:table-cell table:style-name="Table1.Q13" office:value-type="string">
            <text:p text:style-name="P12">1405</text:p>
          </table:table-cell>
          <table:table-cell table:style-name="Table1.R13" office:value-type="string">
            <text:p text:style-name="P12">1406</text:p>
          </table:table-cell>
          <table:table-cell table:style-name="Table1.S13" office:value-type="string">
            <text:p text:style-name="P12">1407</text:p>
          </table:table-cell>
          <table:table-cell table:style-name="Table1.T14" office:value-type="string">
            <text:p text:style-name="P12">1408</text:p>
          </table:table-cell>
          <table:table-cell table:style-name="Table1.U14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10">آب باطری</text:p>
          </table:table-cell>
          <table:table-cell table:style-name="Table1.B15" office:value-type="string">
            <text:p text:style-name="P4">10000</text:p>
          </table:table-cell>
          <table:table-cell table:style-name="Table1.C15" office:value-type="string">
            <text:p text:style-name="P4">20000</text:p>
          </table:table-cell>
          <table:table-cell table:style-name="Table1.D15" office:value-type="string">
            <text:p text:style-name="P4">30000</text:p>
          </table:table-cell>
          <table:table-cell table:style-name="Table1.E15" office:value-type="string">
            <text:p text:style-name="P4">40000</text:p>
          </table:table-cell>
          <table:table-cell table:style-name="Table1.F15" office:value-type="string">
            <text:p text:style-name="P4">50000</text:p>
          </table:table-cell>
          <table:table-cell table:style-name="Table1.G15" office:value-type="string">
            <text:p text:style-name="P4">60000</text:p>
          </table:table-cell>
          <table:table-cell table:style-name="Table1.H15" office:value-type="string">
            <text:p text:style-name="P4">70000</text:p>
          </table:table-cell>
          <table:table-cell table:style-name="Table1.I15" office:value-type="string">
            <text:p text:style-name="P4">80000</text:p>
          </table:table-cell>
          <table:table-cell table:style-name="Table1.J15" office:value-type="string">
            <text:p text:style-name="P4">90000</text:p>
          </table:table-cell>
          <table:table-cell table:style-name="Table1.K15" office:value-type="string">
            <text:p text:style-name="P4">100000</text:p>
          </table:table-cell>
          <table:table-cell table:style-name="Table1.L15" office:value-type="string">
            <text:p text:style-name="P4">110000</text:p>
          </table:table-cell>
          <table:table-cell table:style-name="Table1.M15" office:value-type="string">
            <text:p text:style-name="P4">120000</text:p>
          </table:table-cell>
          <table:table-cell table:style-name="Table1.N15" office:value-type="string">
            <text:p text:style-name="P4">130000</text:p>
          </table:table-cell>
          <table:table-cell table:style-name="Table1.O15" office:value-type="string">
            <text:p text:style-name="P4">140000</text:p>
          </table:table-cell>
          <table:table-cell table:style-name="Table1.P15" office:value-type="string">
            <text:p text:style-name="P4">150000</text:p>
          </table:table-cell>
          <table:table-cell table:style-name="Table1.Q15" office:value-type="string">
            <text:p text:style-name="P4">1<text:span text:style-name="T2">6</text:span>0000</text:p>
          </table:table-cell>
          <table:table-cell table:style-name="Table1.R15" office:value-type="string">
            <text:p text:style-name="P4">1<text:span text:style-name="T2">7</text:span>0000</text:p>
          </table:table-cell>
          <table:table-cell table:style-name="Table1.S15" office:value-type="string">
            <text:p text:style-name="P4">1<text:span text:style-name="T2">8</text:span>0000</text:p>
          </table:table-cell>
          <table:table-cell table:style-name="Table1.T15" office:value-type="string">
            <text:p text:style-name="P4">190000</text:p>
          </table:table-cell>
          <table:table-cell table:style-name="Table1.U15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13">تعویض باطری</text:p>
          </table:table-cell>
          <table:table-cell table:style-name="Table1.B16" office:value-type="string">
            <text:p text:style-name="P12">1390</text:p>
          </table:table-cell>
          <table:table-cell table:style-name="Table1.C16" office:value-type="string">
            <text:p text:style-name="P12">1391</text:p>
          </table:table-cell>
          <table:table-cell table:style-name="Table1.D16" office:value-type="string">
            <text:p text:style-name="P12">1392</text:p>
          </table:table-cell>
          <table:table-cell table:style-name="Table1.E16" office:value-type="string">
            <text:p text:style-name="P12">1393</text:p>
          </table:table-cell>
          <table:table-cell table:style-name="Table1.F16" office:value-type="string">
            <text:p text:style-name="P12">1394</text:p>
          </table:table-cell>
          <table:table-cell table:style-name="Table1.G16" office:value-type="string">
            <text:p text:style-name="P12">1395</text:p>
          </table:table-cell>
          <table:table-cell table:style-name="Table1.H16" office:value-type="string">
            <text:p text:style-name="P12">1396</text:p>
          </table:table-cell>
          <table:table-cell table:style-name="Table1.I16" office:value-type="string">
            <text:p text:style-name="P12">1397</text:p>
          </table:table-cell>
          <table:table-cell table:style-name="Table1.J16" office:value-type="string">
            <text:p text:style-name="P12">1398</text:p>
          </table:table-cell>
          <table:table-cell table:style-name="Table1.K16" office:value-type="string">
            <text:p text:style-name="P12">1399</text:p>
          </table:table-cell>
          <table:table-cell table:style-name="Table1.L16" office:value-type="string">
            <text:p text:style-name="P12">1400</text:p>
          </table:table-cell>
          <table:table-cell table:style-name="Table1.M16" office:value-type="string">
            <text:p text:style-name="P12">1401</text:p>
          </table:table-cell>
          <table:table-cell table:style-name="Table1.N16" office:value-type="string">
            <text:p text:style-name="P12">1402</text:p>
          </table:table-cell>
          <table:table-cell table:style-name="Table1.O16" office:value-type="string">
            <text:p text:style-name="P12">1403</text:p>
          </table:table-cell>
          <table:table-cell table:style-name="Table1.P16" office:value-type="string">
            <text:p text:style-name="P12">1404</text:p>
          </table:table-cell>
          <table:table-cell table:style-name="Table1.Q16" office:value-type="string">
            <text:p text:style-name="P12">1405</text:p>
          </table:table-cell>
          <table:table-cell table:style-name="Table1.R16" office:value-type="string">
            <text:p text:style-name="P12">1406</text:p>
          </table:table-cell>
          <table:table-cell table:style-name="Table1.S16" office:value-type="string">
            <text:p text:style-name="P12">1407</text:p>
          </table:table-cell>
          <table:table-cell table:style-name="Table1.T16" office:value-type="string">
            <text:p text:style-name="P12">1408</text:p>
          </table:table-cell>
          <table:table-cell table:style-name="Table1.U16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14"><text:span text:style-name="T9">سرویس/تعویض </text:span>استپر موتور</text:p>
          </table:table-cell>
          <table:table-cell table:style-name="Table1.B17" office:value-type="string">
            <text:p text:style-name="P12">1390</text:p>
          </table:table-cell>
          <table:table-cell table:style-name="Table1.C17" office:value-type="string">
            <text:p text:style-name="P12">1391</text:p>
          </table:table-cell>
          <table:table-cell table:style-name="Table1.D17" office:value-type="string">
            <text:p text:style-name="P12">1392</text:p>
          </table:table-cell>
          <table:table-cell table:style-name="Table1.E17" office:value-type="string">
            <text:p text:style-name="P12">1393</text:p>
          </table:table-cell>
          <table:table-cell table:style-name="Table1.F17" office:value-type="string">
            <text:p text:style-name="P12">1394</text:p>
          </table:table-cell>
          <table:table-cell table:style-name="Table1.G17" office:value-type="string">
            <text:p text:style-name="P12">1395</text:p>
          </table:table-cell>
          <table:table-cell table:style-name="Table1.H17" office:value-type="string">
            <text:p text:style-name="P12">1396</text:p>
          </table:table-cell>
          <table:table-cell table:style-name="Table1.I17" office:value-type="string">
            <text:p text:style-name="P12">1397</text:p>
          </table:table-cell>
          <table:table-cell table:style-name="Table1.J17" office:value-type="string">
            <text:p text:style-name="P12">1398</text:p>
          </table:table-cell>
          <table:table-cell table:style-name="Table1.K17" office:value-type="string">
            <text:p text:style-name="P12">1399</text:p>
          </table:table-cell>
          <table:table-cell table:style-name="Table1.L17" office:value-type="string">
            <text:p text:style-name="P12">1400</text:p>
          </table:table-cell>
          <table:table-cell table:style-name="Table1.M17" office:value-type="string">
            <text:p text:style-name="P12">1401</text:p>
          </table:table-cell>
          <table:table-cell table:style-name="Table1.N17" office:value-type="string">
            <text:p text:style-name="P12">1402</text:p>
          </table:table-cell>
          <table:table-cell table:style-name="Table1.O17" office:value-type="string">
            <text:p text:style-name="P12">1403</text:p>
          </table:table-cell>
          <table:table-cell table:style-name="Table1.P17" office:value-type="string">
            <text:p text:style-name="P12">1404</text:p>
          </table:table-cell>
          <table:table-cell table:style-name="Table1.Q17" office:value-type="string">
            <text:p text:style-name="P12">1405</text:p>
          </table:table-cell>
          <table:table-cell table:style-name="Table1.R17" office:value-type="string">
            <text:p text:style-name="P12">1406</text:p>
          </table:table-cell>
          <table:table-cell table:style-name="Table1.S17" office:value-type="string">
            <text:p text:style-name="P12">1407</text:p>
          </table:table-cell>
          <table:table-cell table:style-name="Table1.T17" office:value-type="string">
            <text:p text:style-name="P12">1408</text:p>
          </table:table-cell>
          <table:table-cell table:style-name="Table1.U17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10">باد <text:span text:style-name="T4">چرخها</text:span></text:p>
          </table:table-cell>
          <table:table-cell table:style-name="Table1.B18" office:value-type="string">
            <text:p text:style-name="P4">10000</text:p>
          </table:table-cell>
          <table:table-cell table:style-name="Table1.C18" office:value-type="string">
            <text:p text:style-name="P4">20000</text:p>
          </table:table-cell>
          <table:table-cell table:style-name="Table1.D18" office:value-type="string">
            <text:p text:style-name="P4">30000</text:p>
          </table:table-cell>
          <table:table-cell table:style-name="Table1.E18" office:value-type="string">
            <text:p text:style-name="P4">40000</text:p>
          </table:table-cell>
          <table:table-cell table:style-name="Table1.F18" office:value-type="string">
            <text:p text:style-name="P4">50000</text:p>
          </table:table-cell>
          <table:table-cell table:style-name="Table1.G18" office:value-type="string">
            <text:p text:style-name="P4">60000</text:p>
          </table:table-cell>
          <table:table-cell table:style-name="Table1.H18" office:value-type="string">
            <text:p text:style-name="P4">70000</text:p>
          </table:table-cell>
          <table:table-cell table:style-name="Table1.I18" office:value-type="string">
            <text:p text:style-name="P4">80000</text:p>
          </table:table-cell>
          <table:table-cell table:style-name="Table1.J18" office:value-type="string">
            <text:p text:style-name="P4">90000</text:p>
          </table:table-cell>
          <table:table-cell table:style-name="Table1.K18" office:value-type="string">
            <text:p text:style-name="P4">100000</text:p>
          </table:table-cell>
          <table:table-cell table:style-name="Table1.L18" office:value-type="string">
            <text:p text:style-name="P4">110000</text:p>
          </table:table-cell>
          <table:table-cell table:style-name="Table1.M18" office:value-type="string">
            <text:p text:style-name="P4">120000</text:p>
          </table:table-cell>
          <table:table-cell table:style-name="Table1.N18" office:value-type="string">
            <text:p text:style-name="P4">130000</text:p>
          </table:table-cell>
          <table:table-cell table:style-name="Table1.O18" office:value-type="string">
            <text:p text:style-name="P4">140000</text:p>
          </table:table-cell>
          <table:table-cell table:style-name="Table1.P18" office:value-type="string">
            <text:p text:style-name="P4">150000</text:p>
          </table:table-cell>
          <table:table-cell table:style-name="Table1.Q18" office:value-type="string">
            <text:p text:style-name="P4">1<text:span text:style-name="T2">6</text:span>0000</text:p>
          </table:table-cell>
          <table:table-cell table:style-name="Table1.R18" office:value-type="string">
            <text:p text:style-name="P4">1<text:span text:style-name="T2">7</text:span>0000</text:p>
          </table:table-cell>
          <table:table-cell table:style-name="Table1.S18" office:value-type="string">
            <text:p text:style-name="P4">1<text:span text:style-name="T2">8</text:span>0000</text:p>
          </table:table-cell>
          <table:table-cell table:style-name="Table1.T18" office:value-type="string">
            <text:p text:style-name="P4">190000</text:p>
          </table:table-cell>
          <table:table-cell table:style-name="Table1.U18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10">کنیستر <text:span text:style-name="T9">باک بنزین</text:span></text:p>
          </table:table-cell>
          <table:table-cell table:style-name="Table1.B19" office:value-type="string">
            <text:p text:style-name="P12"/>
          </table:table-cell>
          <table:table-cell table:style-name="Table1.C19" office:value-type="string">
            <text:p text:style-name="P12"/>
          </table:table-cell>
          <table:table-cell table:style-name="Table1.D19" office:value-type="string">
            <text:p text:style-name="P4">30000</text:p>
          </table:table-cell>
          <table:table-cell table:style-name="Table1.E19" office:value-type="string">
            <text:p text:style-name="P12"/>
          </table:table-cell>
          <table:table-cell table:style-name="Table1.F19" office:value-type="string">
            <text:p text:style-name="P12"/>
          </table:table-cell>
          <table:table-cell table:style-name="Table1.G19" office:value-type="string">
            <text:p text:style-name="P4">60000</text:p>
          </table:table-cell>
          <table:table-cell table:style-name="Table1.H19" office:value-type="string">
            <text:p text:style-name="P12"/>
          </table:table-cell>
          <table:table-cell table:style-name="Table1.I19" office:value-type="string">
            <text:p text:style-name="P12"/>
          </table:table-cell>
          <table:table-cell table:style-name="Table1.J19" office:value-type="string">
            <text:p text:style-name="P4">90000</text:p>
          </table:table-cell>
          <table:table-cell table:style-name="Table1.K19" office:value-type="string">
            <text:p text:style-name="P12"/>
          </table:table-cell>
          <table:table-cell table:style-name="Table1.L19" office:value-type="string">
            <text:p text:style-name="P12"/>
          </table:table-cell>
          <table:table-cell table:style-name="Table1.M19" office:value-type="string">
            <text:p text:style-name="P4">120000</text:p>
          </table:table-cell>
          <table:table-cell table:style-name="Table1.N19" office:value-type="string">
            <text:p text:style-name="P12"/>
          </table:table-cell>
          <table:table-cell table:style-name="Table1.O19" office:value-type="string">
            <text:p text:style-name="P12"/>
          </table:table-cell>
          <table:table-cell table:style-name="Table1.P19" office:value-type="string">
            <text:p text:style-name="P4">150000</text:p>
          </table:table-cell>
          <table:table-cell table:style-name="Table1.Q19" office:value-type="string">
            <text:p text:style-name="P12"/>
          </table:table-cell>
          <table:table-cell table:style-name="Table1.R19" office:value-type="string">
            <text:p text:style-name="P12"/>
          </table:table-cell>
          <table:table-cell table:style-name="Table1.S19" office:value-type="string">
            <text:p text:style-name="P4">1<text:span text:style-name="T2">8</text:span>0000</text:p>
          </table:table-cell>
          <table:table-cell table:style-name="Table1.T19" office:value-type="string">
            <text:p text:style-name="P12"/>
          </table:table-cell>
          <table:table-cell table:style-name="Table1.U19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5">شلنگ بالا رادیاتور</text:p>
          </table:table-cell>
          <table:table-cell table:style-name="Table1.B20" office:value-type="string">
            <text:p text:style-name="P12">1390</text:p>
          </table:table-cell>
          <table:table-cell table:style-name="Table1.C20" office:value-type="string">
            <text:p text:style-name="P12">1391</text:p>
          </table:table-cell>
          <table:table-cell table:style-name="Table1.D20" office:value-type="string">
            <text:p text:style-name="P12">1392</text:p>
          </table:table-cell>
          <table:table-cell table:style-name="Table1.E20" office:value-type="string">
            <text:p text:style-name="P12">1393</text:p>
          </table:table-cell>
          <table:table-cell table:style-name="Table1.F20" office:value-type="string">
            <text:p text:style-name="P12">1394</text:p>
          </table:table-cell>
          <table:table-cell table:style-name="Table1.G20" office:value-type="string">
            <text:p text:style-name="P12">1395</text:p>
          </table:table-cell>
          <table:table-cell table:style-name="Table1.H20" office:value-type="string">
            <text:p text:style-name="P12">1396</text:p>
          </table:table-cell>
          <table:table-cell table:style-name="Table1.I20" office:value-type="string">
            <text:p text:style-name="P12">1397</text:p>
          </table:table-cell>
          <table:table-cell table:style-name="Table1.J20" office:value-type="string">
            <text:p text:style-name="P12">1398</text:p>
          </table:table-cell>
          <table:table-cell table:style-name="Table1.K20" office:value-type="string">
            <text:p text:style-name="P12">1399</text:p>
          </table:table-cell>
          <table:table-cell table:style-name="Table1.L20" office:value-type="string">
            <text:p text:style-name="P12">1400</text:p>
          </table:table-cell>
          <table:table-cell table:style-name="Table1.M20" office:value-type="string">
            <text:p text:style-name="P12">1401</text:p>
          </table:table-cell>
          <table:table-cell table:style-name="Table1.N20" office:value-type="string">
            <text:p text:style-name="P12">1402</text:p>
          </table:table-cell>
          <table:table-cell table:style-name="Table1.O20" office:value-type="string">
            <text:p text:style-name="P12">1403</text:p>
          </table:table-cell>
          <table:table-cell table:style-name="Table1.P20" office:value-type="string">
            <text:p text:style-name="P12">1404</text:p>
          </table:table-cell>
          <table:table-cell table:style-name="Table1.Q20" office:value-type="string">
            <text:p text:style-name="P12">1405</text:p>
          </table:table-cell>
          <table:table-cell table:style-name="Table1.R20" office:value-type="string">
            <text:p text:style-name="P12">1406</text:p>
          </table:table-cell>
          <table:table-cell table:style-name="Table1.S20" office:value-type="string">
            <text:p text:style-name="P12">1407</text:p>
          </table:table-cell>
          <table:table-cell table:style-name="Table1.T20" office:value-type="string">
            <text:p text:style-name="P12">1408</text:p>
          </table:table-cell>
          <table:table-cell table:style-name="Table1.U20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10">روغن گیربکس/<text:span text:style-name="T10">دیفرانسیل</text:span></text:p>
          </table:table-cell>
          <table:table-cell table:style-name="Table1.B21" office:value-type="string">
            <text:p text:style-name="P6"/>
          </table:table-cell>
          <table:table-cell table:style-name="Table1.C21" office:value-type="string">
            <text:p text:style-name="P6"/>
          </table:table-cell>
          <table:table-cell table:style-name="Table1.D21" office:value-type="string">
            <text:p text:style-name="P6"/>
          </table:table-cell>
          <table:table-cell table:style-name="Table1.E21" office:value-type="string">
            <text:p text:style-name="P4">40000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  <table:table-cell table:style-name="Table1.H21" office:value-type="string">
            <text:p text:style-name="P6"/>
          </table:table-cell>
          <table:table-cell table:style-name="Table1.I21" office:value-type="string">
            <text:p text:style-name="P4">80000</text:p>
          </table:table-cell>
          <table:table-cell table:style-name="Table1.J21" office:value-type="string">
            <text:p text:style-name="P6"/>
          </table:table-cell>
          <table:table-cell table:style-name="Table1.K21" office:value-type="string">
            <text:p text:style-name="P6"/>
          </table:table-cell>
          <table:table-cell table:style-name="Table1.L21" office:value-type="string">
            <text:p text:style-name="P6"/>
          </table:table-cell>
          <table:table-cell table:style-name="Table1.M21" office:value-type="string">
            <text:p text:style-name="P4">120000</text:p>
          </table:table-cell>
          <table:table-cell table:style-name="Table1.N21" office:value-type="string">
            <text:p text:style-name="P6"/>
          </table:table-cell>
          <table:table-cell table:style-name="Table1.O21" office:value-type="string">
            <text:p text:style-name="P6"/>
          </table:table-cell>
          <table:table-cell table:style-name="Table1.P21" office:value-type="string">
            <text:p text:style-name="P6"/>
          </table:table-cell>
          <table:table-cell table:style-name="Table1.Q21" office:value-type="string">
            <text:p text:style-name="P4">1<text:span text:style-name="T2">6</text:span>0000</text:p>
          </table:table-cell>
          <table:table-cell table:style-name="Table1.R21" office:value-type="string">
            <text:p text:style-name="P6"/>
          </table:table-cell>
          <table:table-cell table:style-name="Table1.S21" office:value-type="string">
            <text:p text:style-name="P6"/>
          </table:table-cell>
          <table:table-cell table:style-name="Table1.T21" office:value-type="string">
            <text:p text:style-name="P6"/>
          </table:table-cell>
          <table:table-cell table:style-name="Table1.U21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16">بازدید کمک فنر</text:p>
          </table:table-cell>
          <table:table-cell table:style-name="Table1.B22" office:value-type="string">
            <text:p text:style-name="P6"/>
          </table:table-cell>
          <table:table-cell table:style-name="Table1.C22" office:value-type="string">
            <text:p text:style-name="P6"/>
          </table:table-cell>
          <table:table-cell table:style-name="Table1.D22" office:value-type="string">
            <text:p text:style-name="P4">30000</text:p>
          </table:table-cell>
          <table:table-cell table:style-name="Table1.E22" office:value-type="string">
            <text:p text:style-name="P6"/>
          </table:table-cell>
          <table:table-cell table:style-name="Table1.F21" office:value-type="string">
            <text:p text:style-name="P6"/>
          </table:table-cell>
          <table:table-cell table:style-name="Table1.G22" office:value-type="string">
            <text:p text:style-name="P6"/>
          </table:table-cell>
          <table:table-cell table:style-name="Table1.H22" office:value-type="string">
            <text:p text:style-name="P4">70000</text:p>
          </table:table-cell>
          <table:table-cell table:style-name="Table1.I22" office:value-type="string">
            <text:p text:style-name="P6"/>
          </table:table-cell>
          <table:table-cell table:style-name="Table1.J22" office:value-type="string">
            <text:p text:style-name="P6"/>
          </table:table-cell>
          <table:table-cell table:style-name="Table1.K22" office:value-type="string">
            <text:p text:style-name="P6"/>
          </table:table-cell>
          <table:table-cell table:style-name="Table1.L22" office:value-type="string">
            <text:p text:style-name="P4">110000</text:p>
          </table:table-cell>
          <table:table-cell table:style-name="Table1.M22" office:value-type="string">
            <text:p text:style-name="P6"/>
          </table:table-cell>
          <table:table-cell table:style-name="Table1.N22" office:value-type="string">
            <text:p text:style-name="P6"/>
          </table:table-cell>
          <table:table-cell table:style-name="Table1.O22" office:value-type="string">
            <text:p text:style-name="P6"/>
          </table:table-cell>
          <table:table-cell table:style-name="Table1.P22" office:value-type="string">
            <text:p text:style-name="P4">150000</text:p>
          </table:table-cell>
          <table:table-cell table:style-name="Table1.Q22" office:value-type="string">
            <text:p text:style-name="P6"/>
          </table:table-cell>
          <table:table-cell table:style-name="Table1.R22" office:value-type="string">
            <text:p text:style-name="P6"/>
          </table:table-cell>
          <table:table-cell table:style-name="Table1.S22" office:value-type="string">
            <text:p text:style-name="P6"/>
          </table:table-cell>
          <table:table-cell table:style-name="Table1.T22" office:value-type="string">
            <text:p text:style-name="P4">190000</text:p>
          </table:table-cell>
          <table:table-cell table:style-name="Table1.U2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6">بازدید جعبه فرمان</text:p>
          </table:table-cell>
          <table:table-cell table:style-name="Table1.B23" office:value-type="string">
            <text:p text:style-name="P6"/>
          </table:table-cell>
          <table:table-cell table:style-name="Table1.C23" office:value-type="string">
            <text:p text:style-name="P6"/>
          </table:table-cell>
          <table:table-cell table:style-name="Table1.D23" office:value-type="string">
            <text:p text:style-name="P4">30000</text:p>
          </table:table-cell>
          <table:table-cell table:style-name="Table1.E23" office:value-type="string">
            <text:p text:style-name="P6"/>
          </table:table-cell>
          <table:table-cell table:style-name="Table1.F21" office:value-type="string">
            <text:p text:style-name="P6"/>
          </table:table-cell>
          <table:table-cell table:style-name="Table1.G23" office:value-type="string">
            <text:p text:style-name="P6"/>
          </table:table-cell>
          <table:table-cell table:style-name="Table1.H23" office:value-type="string">
            <text:p text:style-name="P4">70000</text:p>
          </table:table-cell>
          <table:table-cell table:style-name="Table1.I23" office:value-type="string">
            <text:p text:style-name="P6"/>
          </table:table-cell>
          <table:table-cell table:style-name="Table1.J23" office:value-type="string">
            <text:p text:style-name="P6"/>
          </table:table-cell>
          <table:table-cell table:style-name="Table1.K23" office:value-type="string">
            <text:p text:style-name="P6"/>
          </table:table-cell>
          <table:table-cell table:style-name="Table1.L23" office:value-type="string">
            <text:p text:style-name="P4">110000</text:p>
          </table:table-cell>
          <table:table-cell table:style-name="Table1.M23" office:value-type="string">
            <text:p text:style-name="P6"/>
          </table:table-cell>
          <table:table-cell table:style-name="Table1.N23" office:value-type="string">
            <text:p text:style-name="P6"/>
          </table:table-cell>
          <table:table-cell table:style-name="Table1.O23" office:value-type="string">
            <text:p text:style-name="P6"/>
          </table:table-cell>
          <table:table-cell table:style-name="Table1.P23" office:value-type="string">
            <text:p text:style-name="P4">150000</text:p>
          </table:table-cell>
          <table:table-cell table:style-name="Table1.Q23" office:value-type="string">
            <text:p text:style-name="P6"/>
          </table:table-cell>
          <table:table-cell table:style-name="Table1.R23" office:value-type="string">
            <text:p text:style-name="P6"/>
          </table:table-cell>
          <table:table-cell table:style-name="Table1.S23" office:value-type="string">
            <text:p text:style-name="P6"/>
          </table:table-cell>
          <table:table-cell table:style-name="Table1.T23" office:value-type="string">
            <text:p text:style-name="P4">190000</text:p>
          </table:table-cell>
          <table:table-cell table:style-name="Table1.U23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<text:span text:style-name="T9">تعویض </text:span>لنتهای ترمز <text:span text:style-name="T4">جلو</text:span></text:p>
          </table:table-cell>
          <table:table-cell table:style-name="Table1.B24" office:value-type="string">
            <text:p text:style-name="P6"/>
          </table:table-cell>
          <table:table-cell table:style-name="Table1.C24" office:value-type="string">
            <text:p text:style-name="P17">20000</text:p>
          </table:table-cell>
          <table:table-cell table:style-name="Table1.D24" office:value-type="string">
            <text:p text:style-name="P6"/>
          </table:table-cell>
          <table:table-cell table:style-name="Table1.E24" office:value-type="string">
            <text:p text:style-name="P4">40000</text:p>
          </table:table-cell>
          <table:table-cell table:style-name="Table1.F21" office:value-type="string">
            <text:p text:style-name="P6"/>
          </table:table-cell>
          <table:table-cell table:style-name="Table1.G24" office:value-type="string">
            <text:p text:style-name="P6"/>
          </table:table-cell>
          <table:table-cell table:style-name="Table1.H24" office:value-type="string">
            <text:p text:style-name="P6"/>
          </table:table-cell>
          <table:table-cell table:style-name="Table1.I24" office:value-type="string">
            <text:p text:style-name="P4">80000</text:p>
          </table:table-cell>
          <table:table-cell table:style-name="Table1.J24" office:value-type="string">
            <text:p text:style-name="P6"/>
          </table:table-cell>
          <table:table-cell table:style-name="Table1.K24" office:value-type="string">
            <text:p text:style-name="P6"/>
          </table:table-cell>
          <table:table-cell table:style-name="Table1.L24" office:value-type="string">
            <text:p text:style-name="P6"/>
          </table:table-cell>
          <table:table-cell table:style-name="Table1.M24" office:value-type="string">
            <text:p text:style-name="P4">120000</text:p>
          </table:table-cell>
          <table:table-cell table:style-name="Table1.N24" office:value-type="string">
            <text:p text:style-name="P6"/>
          </table:table-cell>
          <table:table-cell table:style-name="Table1.O24" office:value-type="string">
            <text:p text:style-name="P6"/>
          </table:table-cell>
          <table:table-cell table:style-name="Table1.P24" office:value-type="string">
            <text:p text:style-name="P6"/>
          </table:table-cell>
          <table:table-cell table:style-name="Table1.Q24" office:value-type="string">
            <text:p text:style-name="P4">1<text:span text:style-name="T2">6</text:span>0000</text:p>
          </table:table-cell>
          <table:table-cell table:style-name="Table1.R24" office:value-type="string">
            <text:p text:style-name="P6"/>
          </table:table-cell>
          <table:table-cell table:style-name="Table1.S24" office:value-type="string">
            <text:p text:style-name="P6"/>
          </table:table-cell>
          <table:table-cell table:style-name="Table1.T24" office:value-type="string">
            <text:p text:style-name="P6"/>
          </table:table-cell>
          <table:table-cell table:style-name="Table1.U24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18"><text:span text:style-name="T9">تعویض </text:span>لنتهای ترمز <text:span text:style-name="T4">عقب</text:span></text:p>
          </table:table-cell>
          <table:table-cell table:style-name="Table1.B25" office:value-type="string">
            <text:p text:style-name="P6"/>
          </table:table-cell>
          <table:table-cell table:style-name="Table1.C25" office:value-type="string">
            <text:p text:style-name="P17">20000</text:p>
          </table:table-cell>
          <table:table-cell table:style-name="Table1.D25" office:value-type="string">
            <text:p text:style-name="P6"/>
          </table:table-cell>
          <table:table-cell table:style-name="Table1.E25" office:value-type="string">
            <text:p text:style-name="P4">40000</text:p>
          </table:table-cell>
          <table:table-cell table:style-name="Table1.F21" office:value-type="string">
            <text:p text:style-name="P6"/>
          </table:table-cell>
          <table:table-cell table:style-name="Table1.G25" office:value-type="string">
            <text:p text:style-name="P6"/>
          </table:table-cell>
          <table:table-cell table:style-name="Table1.H25" office:value-type="string">
            <text:p text:style-name="P6"/>
          </table:table-cell>
          <table:table-cell table:style-name="Table1.I25" office:value-type="string">
            <text:p text:style-name="P4">80000</text:p>
          </table:table-cell>
          <table:table-cell table:style-name="Table1.J25" office:value-type="string">
            <text:p text:style-name="P6"/>
          </table:table-cell>
          <table:table-cell table:style-name="Table1.K25" office:value-type="string">
            <text:p text:style-name="P6"/>
          </table:table-cell>
          <table:table-cell table:style-name="Table1.L25" office:value-type="string">
            <text:p text:style-name="P6"/>
          </table:table-cell>
          <table:table-cell table:style-name="Table1.M25" office:value-type="string">
            <text:p text:style-name="P4">120000</text:p>
          </table:table-cell>
          <table:table-cell table:style-name="Table1.N25" office:value-type="string">
            <text:p text:style-name="P6"/>
          </table:table-cell>
          <table:table-cell table:style-name="Table1.O25" office:value-type="string">
            <text:p text:style-name="P6"/>
          </table:table-cell>
          <table:table-cell table:style-name="Table1.P25" office:value-type="string">
            <text:p text:style-name="P6"/>
          </table:table-cell>
          <table:table-cell table:style-name="Table1.Q25" office:value-type="string">
            <text:p text:style-name="P4">1<text:span text:style-name="T2">6</text:span>0000</text:p>
          </table:table-cell>
          <table:table-cell table:style-name="Table1.R25" office:value-type="string">
            <text:p text:style-name="P6"/>
          </table:table-cell>
          <table:table-cell table:style-name="Table1.S25" office:value-type="string">
            <text:p text:style-name="P6"/>
          </table:table-cell>
          <table:table-cell table:style-name="Table1.T25" office:value-type="string">
            <text:p text:style-name="P6"/>
          </table:table-cell>
          <table:table-cell table:style-name="Table1.U25" office:value-type="string">
            <text:p text:style-name="P4">200000</text:p>
          </table:table-cell>
        </table:table-row>
        <text:soft-page-break/>
        <table:table-row table:style-name="Table1.1">
          <table:table-cell table:style-name="Table1.A2" office:value-type="string">
            <text:p text:style-name="P5"><text:span text:style-name="T4">بازدید </text:span>کفشهای ترمز</text:p>
          </table:table-cell>
          <table:table-cell table:style-name="Table1.B26" office:value-type="string">
            <text:p text:style-name="P19"/>
          </table:table-cell>
          <table:table-cell table:style-name="Table1.C26" office:value-type="string">
            <text:p text:style-name="P19"/>
          </table:table-cell>
          <table:table-cell table:style-name="Table1.D26" office:value-type="string">
            <text:p text:style-name="P19"/>
          </table:table-cell>
          <table:table-cell table:style-name="Table1.E26" office:value-type="string">
            <text:p text:style-name="P4">40000</text:p>
          </table:table-cell>
          <table:table-cell table:style-name="Table1.F26" office:value-type="string">
            <text:p text:style-name="P19"/>
          </table:table-cell>
          <table:table-cell table:style-name="Table1.G26" office:value-type="string">
            <text:p text:style-name="P19"/>
          </table:table-cell>
          <table:table-cell table:style-name="Table1.H26" office:value-type="string">
            <text:p text:style-name="P19"/>
          </table:table-cell>
          <table:table-cell table:style-name="Table1.I26" office:value-type="string">
            <text:p text:style-name="P4">80000</text:p>
          </table:table-cell>
          <table:table-cell table:style-name="Table1.J26" office:value-type="string">
            <text:p text:style-name="P19"/>
          </table:table-cell>
          <table:table-cell table:style-name="Table1.K26" office:value-type="string">
            <text:p text:style-name="P19"/>
          </table:table-cell>
          <table:table-cell table:style-name="Table1.L26" office:value-type="string">
            <text:p text:style-name="P19"/>
          </table:table-cell>
          <table:table-cell table:style-name="Table1.M26" office:value-type="string">
            <text:p text:style-name="P4">120000</text:p>
          </table:table-cell>
          <table:table-cell table:style-name="Table1.N26" office:value-type="string">
            <text:p text:style-name="P19"/>
          </table:table-cell>
          <table:table-cell table:style-name="Table1.O26" office:value-type="string">
            <text:p text:style-name="P19"/>
          </table:table-cell>
          <table:table-cell table:style-name="Table1.P26" office:value-type="string">
            <text:p text:style-name="P19"/>
          </table:table-cell>
          <table:table-cell table:style-name="Table1.Q26" office:value-type="string">
            <text:p text:style-name="P4">1<text:span text:style-name="T2">6</text:span>0000</text:p>
          </table:table-cell>
          <table:table-cell table:style-name="Table1.R26" office:value-type="string">
            <text:p text:style-name="P19"/>
          </table:table-cell>
          <table:table-cell table:style-name="Table1.S26" office:value-type="string">
            <text:p text:style-name="P4">1<text:span text:style-name="T2">8</text:span>0000</text:p>
          </table:table-cell>
          <table:table-cell table:style-name="Table1.T26" office:value-type="string">
            <text:p text:style-name="P19"/>
          </table:table-cell>
          <table:table-cell table:style-name="Table1.U26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20">بازدید فن</text:p>
          </table:table-cell>
          <table:table-cell table:style-name="Table1.B27" office:value-type="string">
            <text:p text:style-name="P12">1390</text:p>
          </table:table-cell>
          <table:table-cell table:style-name="Table1.C27" office:value-type="string">
            <text:p text:style-name="P12">1391</text:p>
          </table:table-cell>
          <table:table-cell table:style-name="Table1.D27" office:value-type="string">
            <text:p text:style-name="P12">1392</text:p>
          </table:table-cell>
          <table:table-cell table:style-name="Table1.E27" office:value-type="string">
            <text:p text:style-name="P12">1393</text:p>
          </table:table-cell>
          <table:table-cell table:style-name="Table1.F27" office:value-type="string">
            <text:p text:style-name="P12">1394</text:p>
          </table:table-cell>
          <table:table-cell table:style-name="Table1.G27" office:value-type="string">
            <text:p text:style-name="P12">1395</text:p>
          </table:table-cell>
          <table:table-cell table:style-name="Table1.H27" office:value-type="string">
            <text:p text:style-name="P12">1396</text:p>
          </table:table-cell>
          <table:table-cell table:style-name="Table1.I27" office:value-type="string">
            <text:p text:style-name="P12">1397</text:p>
          </table:table-cell>
          <table:table-cell table:style-name="Table1.J27" office:value-type="string">
            <text:p text:style-name="P12">1398</text:p>
          </table:table-cell>
          <table:table-cell table:style-name="Table1.K27" office:value-type="string">
            <text:p text:style-name="P12">1399</text:p>
          </table:table-cell>
          <table:table-cell table:style-name="Table1.L27" office:value-type="string">
            <text:p text:style-name="P12">1400</text:p>
          </table:table-cell>
          <table:table-cell table:style-name="Table1.M27" office:value-type="string">
            <text:p text:style-name="P12">1401</text:p>
          </table:table-cell>
          <table:table-cell table:style-name="Table1.N27" office:value-type="string">
            <text:p text:style-name="P12">1402</text:p>
          </table:table-cell>
          <table:table-cell table:style-name="Table1.O27" office:value-type="string">
            <text:p text:style-name="P12">1403</text:p>
          </table:table-cell>
          <table:table-cell table:style-name="Table1.P27" office:value-type="string">
            <text:p text:style-name="P12">1404</text:p>
          </table:table-cell>
          <table:table-cell table:style-name="Table1.Q27" office:value-type="string">
            <text:p text:style-name="P12">1405</text:p>
          </table:table-cell>
          <table:table-cell table:style-name="Table1.R27" office:value-type="string">
            <text:p text:style-name="P12">1406</text:p>
          </table:table-cell>
          <table:table-cell table:style-name="Table1.S27" office:value-type="string">
            <text:p text:style-name="P12">1407</text:p>
          </table:table-cell>
          <table:table-cell table:style-name="Table1.T27" office:value-type="string">
            <text:p text:style-name="P12">1408</text:p>
          </table:table-cell>
          <table:table-cell table:style-name="Table1.U27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1">بازدید وایرشمع و کوئل</text:p>
          </table:table-cell>
          <table:table-cell table:style-name="Table1.B28" office:value-type="string">
            <text:p text:style-name="P6"/>
          </table:table-cell>
          <table:table-cell table:style-name="Table1.C28" office:value-type="string">
            <text:p text:style-name="P6"/>
          </table:table-cell>
          <table:table-cell table:style-name="Table1.D28" office:value-type="string">
            <text:p text:style-name="P4">30000</text:p>
          </table:table-cell>
          <table:table-cell table:style-name="Table1.E28" office:value-type="string">
            <text:p text:style-name="P6"/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  <table:table-cell table:style-name="Table1.H28" office:value-type="string">
            <text:p text:style-name="P4">70000</text:p>
          </table:table-cell>
          <table:table-cell table:style-name="Table1.I28" office:value-type="string">
            <text:p text:style-name="P6"/>
          </table:table-cell>
          <table:table-cell table:style-name="Table1.J28" office:value-type="string">
            <text:p text:style-name="P6"/>
          </table:table-cell>
          <table:table-cell table:style-name="Table1.K28" office:value-type="string">
            <text:p text:style-name="P6"/>
          </table:table-cell>
          <table:table-cell table:style-name="Table1.L28" office:value-type="string">
            <text:p text:style-name="P4">110000</text:p>
          </table:table-cell>
          <table:table-cell table:style-name="Table1.M28" office:value-type="string">
            <text:p text:style-name="P6"/>
          </table:table-cell>
          <table:table-cell table:style-name="Table1.N28" office:value-type="string">
            <text:p text:style-name="P6"/>
          </table:table-cell>
          <table:table-cell table:style-name="Table1.O28" office:value-type="string">
            <text:p text:style-name="P6"/>
          </table:table-cell>
          <table:table-cell table:style-name="Table1.P28" office:value-type="string">
            <text:p text:style-name="P4">150000</text:p>
          </table:table-cell>
          <table:table-cell table:style-name="Table1.Q28" office:value-type="string">
            <text:p text:style-name="P6"/>
          </table:table-cell>
          <table:table-cell table:style-name="Table1.R28" office:value-type="string">
            <text:p text:style-name="P6"/>
          </table:table-cell>
          <table:table-cell table:style-name="Table1.S28" office:value-type="string">
            <text:p text:style-name="P6"/>
          </table:table-cell>
          <table:table-cell table:style-name="Table1.T28" office:value-type="string">
            <text:p text:style-name="P4">190000</text:p>
          </table:table-cell>
          <table:table-cell table:style-name="Table1.U28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1">بازدید <text:span text:style-name="T11">سیستم کلاچ</text:span></text:p>
          </table:table-cell>
          <table:table-cell table:style-name="Table1.B29" office:value-type="string">
            <text:p text:style-name="P6"/>
          </table:table-cell>
          <table:table-cell table:style-name="Table1.C29" office:value-type="string">
            <text:p text:style-name="P6"/>
          </table:table-cell>
          <table:table-cell table:style-name="Table1.D29" office:value-type="string">
            <text:p text:style-name="P4">30000</text:p>
          </table:table-cell>
          <table:table-cell table:style-name="Table1.E29" office:value-type="string">
            <text:p text:style-name="P6"/>
          </table:table-cell>
          <table:table-cell table:style-name="Table1.F28" office:value-type="string">
            <text:p text:style-name="P6"/>
          </table:table-cell>
          <table:table-cell table:style-name="Table1.G29" office:value-type="string">
            <text:p text:style-name="P6"/>
          </table:table-cell>
          <table:table-cell table:style-name="Table1.H29" office:value-type="string">
            <text:p text:style-name="P4">70000</text:p>
          </table:table-cell>
          <table:table-cell table:style-name="Table1.I29" office:value-type="string">
            <text:p text:style-name="P6"/>
          </table:table-cell>
          <table:table-cell table:style-name="Table1.J29" office:value-type="string">
            <text:p text:style-name="P6"/>
          </table:table-cell>
          <table:table-cell table:style-name="Table1.K29" office:value-type="string">
            <text:p text:style-name="P6"/>
          </table:table-cell>
          <table:table-cell table:style-name="Table1.L29" office:value-type="string">
            <text:p text:style-name="P4">110000</text:p>
          </table:table-cell>
          <table:table-cell table:style-name="Table1.M29" office:value-type="string">
            <text:p text:style-name="P6"/>
          </table:table-cell>
          <table:table-cell table:style-name="Table1.N29" office:value-type="string">
            <text:p text:style-name="P6"/>
          </table:table-cell>
          <table:table-cell table:style-name="Table1.O29" office:value-type="string">
            <text:p text:style-name="P6"/>
          </table:table-cell>
          <table:table-cell table:style-name="Table1.P29" office:value-type="string">
            <text:p text:style-name="P4">150000</text:p>
          </table:table-cell>
          <table:table-cell table:style-name="Table1.Q29" office:value-type="string">
            <text:p text:style-name="P6"/>
          </table:table-cell>
          <table:table-cell table:style-name="Table1.R29" office:value-type="string">
            <text:p text:style-name="P6"/>
          </table:table-cell>
          <table:table-cell table:style-name="Table1.S29" office:value-type="string">
            <text:p text:style-name="P6"/>
          </table:table-cell>
          <table:table-cell table:style-name="Table1.T29" office:value-type="string">
            <text:p text:style-name="P4">190000</text:p>
          </table:table-cell>
          <table:table-cell table:style-name="Table1.U29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0">بازدید <text:span text:style-name="T12">شلنگ/سیلندر ترمز</text:span></text:p>
          </table:table-cell>
          <table:table-cell table:style-name="Table1.B30" office:value-type="string">
            <text:p text:style-name="P12">1390</text:p>
          </table:table-cell>
          <table:table-cell table:style-name="Table1.C30" office:value-type="string">
            <text:p text:style-name="P12">1391</text:p>
          </table:table-cell>
          <table:table-cell table:style-name="Table1.D30" office:value-type="string">
            <text:p text:style-name="P12">1392</text:p>
          </table:table-cell>
          <table:table-cell table:style-name="Table1.E30" office:value-type="string">
            <text:p text:style-name="P12">1393</text:p>
          </table:table-cell>
          <table:table-cell table:style-name="Table1.F30" office:value-type="string">
            <text:p text:style-name="P12">1394</text:p>
          </table:table-cell>
          <table:table-cell table:style-name="Table1.G30" office:value-type="string">
            <text:p text:style-name="P12">1395</text:p>
          </table:table-cell>
          <table:table-cell table:style-name="Table1.H30" office:value-type="string">
            <text:p text:style-name="P12">1396</text:p>
          </table:table-cell>
          <table:table-cell table:style-name="Table1.I30" office:value-type="string">
            <text:p text:style-name="P12">1397</text:p>
          </table:table-cell>
          <table:table-cell table:style-name="Table1.J30" office:value-type="string">
            <text:p text:style-name="P12">1398</text:p>
          </table:table-cell>
          <table:table-cell table:style-name="Table1.K30" office:value-type="string">
            <text:p text:style-name="P12">1399</text:p>
          </table:table-cell>
          <table:table-cell table:style-name="Table1.L30" office:value-type="string">
            <text:p text:style-name="P12">1400</text:p>
          </table:table-cell>
          <table:table-cell table:style-name="Table1.M30" office:value-type="string">
            <text:p text:style-name="P12">1401</text:p>
          </table:table-cell>
          <table:table-cell table:style-name="Table1.N30" office:value-type="string">
            <text:p text:style-name="P12">1402</text:p>
          </table:table-cell>
          <table:table-cell table:style-name="Table1.O30" office:value-type="string">
            <text:p text:style-name="P12">1403</text:p>
          </table:table-cell>
          <table:table-cell table:style-name="Table1.P30" office:value-type="string">
            <text:p text:style-name="P12">1404</text:p>
          </table:table-cell>
          <table:table-cell table:style-name="Table1.Q30" office:value-type="string">
            <text:p text:style-name="P12">1405</text:p>
          </table:table-cell>
          <table:table-cell table:style-name="Table1.R30" office:value-type="string">
            <text:p text:style-name="P12">1406</text:p>
          </table:table-cell>
          <table:table-cell table:style-name="Table1.S30" office:value-type="string">
            <text:p text:style-name="P12">1407</text:p>
          </table:table-cell>
          <table:table-cell table:style-name="Table1.T30" office:value-type="string">
            <text:p text:style-name="P12">1408</text:p>
          </table:table-cell>
          <table:table-cell table:style-name="Table1.U30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5"><text:span text:style-name="T13">جابجا</text:span> <text:span text:style-name="T14">و بالانس </text:span><text:span text:style-name="T9">کردن</text:span> <text:span text:style-name="T15">چرخها</text:span></text:p>
          </table:table-cell>
          <table:table-cell table:style-name="Table1.B31" office:value-type="string">
            <text:p text:style-name="P12">1390</text:p>
          </table:table-cell>
          <table:table-cell table:style-name="Table1.C31" office:value-type="string">
            <text:p text:style-name="P12">1391</text:p>
          </table:table-cell>
          <table:table-cell table:style-name="Table1.D31" office:value-type="string">
            <text:p text:style-name="P12">1392</text:p>
          </table:table-cell>
          <table:table-cell table:style-name="Table1.E31" office:value-type="string">
            <text:p text:style-name="P12">1393</text:p>
          </table:table-cell>
          <table:table-cell table:style-name="Table1.F31" office:value-type="string">
            <text:p text:style-name="P12">1394</text:p>
          </table:table-cell>
          <table:table-cell table:style-name="Table1.G31" office:value-type="string">
            <text:p text:style-name="P12">1395</text:p>
          </table:table-cell>
          <table:table-cell table:style-name="Table1.H31" office:value-type="string">
            <text:p text:style-name="P12">1396</text:p>
          </table:table-cell>
          <table:table-cell table:style-name="Table1.I31" office:value-type="string">
            <text:p text:style-name="P12">1397</text:p>
          </table:table-cell>
          <table:table-cell table:style-name="Table1.J31" office:value-type="string">
            <text:p text:style-name="P12">1398</text:p>
          </table:table-cell>
          <table:table-cell table:style-name="Table1.K31" office:value-type="string">
            <text:p text:style-name="P12">1399</text:p>
          </table:table-cell>
          <table:table-cell table:style-name="Table1.L31" office:value-type="string">
            <text:p text:style-name="P12">1400</text:p>
          </table:table-cell>
          <table:table-cell table:style-name="Table1.M31" office:value-type="string">
            <text:p text:style-name="P12">1401</text:p>
          </table:table-cell>
          <table:table-cell table:style-name="Table1.N31" office:value-type="string">
            <text:p text:style-name="P12">1402</text:p>
          </table:table-cell>
          <table:table-cell table:style-name="Table1.O31" office:value-type="string">
            <text:p text:style-name="P12">1403</text:p>
          </table:table-cell>
          <table:table-cell table:style-name="Table1.P31" office:value-type="string">
            <text:p text:style-name="P12">1404</text:p>
          </table:table-cell>
          <table:table-cell table:style-name="Table1.Q31" office:value-type="string">
            <text:p text:style-name="P12">1405</text:p>
          </table:table-cell>
          <table:table-cell table:style-name="Table1.R31" office:value-type="string">
            <text:p text:style-name="P12">1406</text:p>
          </table:table-cell>
          <table:table-cell table:style-name="Table1.S31" office:value-type="string">
            <text:p text:style-name="P12">1407</text:p>
          </table:table-cell>
          <table:table-cell table:style-name="Table1.T31" office:value-type="string">
            <text:p text:style-name="P12">1408</text:p>
          </table:table-cell>
          <table:table-cell table:style-name="Table1.U31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">شستن انژکتور</text:p>
          </table:table-cell>
          <table:table-cell table:style-name="Table1.B32" office:value-type="string">
            <text:p text:style-name="P19"/>
          </table:table-cell>
          <table:table-cell table:style-name="Table1.C32" office:value-type="string">
            <text:p text:style-name="P19"/>
          </table:table-cell>
          <table:table-cell table:style-name="Table1.D32" office:value-type="string">
            <text:p text:style-name="P4">30000</text:p>
          </table:table-cell>
          <table:table-cell table:style-name="Table1.E32" office:value-type="string">
            <text:p text:style-name="P22"/>
          </table:table-cell>
          <table:table-cell table:style-name="Table1.F32" office:value-type="string">
            <text:p text:style-name="P19"/>
          </table:table-cell>
          <table:table-cell table:style-name="Table1.G32" office:value-type="string">
            <text:p text:style-name="P4">60000</text:p>
          </table:table-cell>
          <table:table-cell table:style-name="Table1.H32" office:value-type="string">
            <text:p text:style-name="P19"/>
          </table:table-cell>
          <table:table-cell table:style-name="Table1.I32" office:value-type="string">
            <text:p text:style-name="P22"/>
          </table:table-cell>
          <table:table-cell table:style-name="Table1.J32" office:value-type="string">
            <text:p text:style-name="P4">90000</text:p>
          </table:table-cell>
          <table:table-cell table:style-name="Table1.K32" office:value-type="string">
            <text:p text:style-name="P19"/>
          </table:table-cell>
          <table:table-cell table:style-name="Table1.L32" office:value-type="string">
            <text:p text:style-name="P19"/>
          </table:table-cell>
          <table:table-cell table:style-name="Table1.M32" office:value-type="string">
            <text:p text:style-name="P4">120000</text:p>
          </table:table-cell>
          <table:table-cell table:style-name="Table1.N32" office:value-type="string">
            <text:p text:style-name="P19"/>
          </table:table-cell>
          <table:table-cell table:style-name="Table1.O32" office:value-type="string">
            <text:p text:style-name="P19"/>
          </table:table-cell>
          <table:table-cell table:style-name="Table1.P32" office:value-type="string">
            <text:p text:style-name="P4">150000</text:p>
          </table:table-cell>
          <table:table-cell table:style-name="Table1.Q32" office:value-type="string">
            <text:p text:style-name="P22"/>
          </table:table-cell>
          <table:table-cell table:style-name="Table1.R32" office:value-type="string">
            <text:p text:style-name="P19"/>
          </table:table-cell>
          <table:table-cell table:style-name="Table1.S32" office:value-type="string">
            <text:p text:style-name="P4">1<text:span text:style-name="T2">8</text:span>0000</text:p>
          </table:table-cell>
          <table:table-cell table:style-name="Table1.T32" office:value-type="string">
            <text:p text:style-name="P19"/>
          </table:table-cell>
          <table:table-cell table:style-name="Table1.U32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23">پمپ آب موتور</text:p>
          </table:table-cell>
          <table:table-cell table:style-name="Table1.B33" office:value-type="string">
            <text:p text:style-name="P19"/>
          </table:table-cell>
          <table:table-cell table:style-name="Table1.C33" office:value-type="string">
            <text:p text:style-name="P19"/>
          </table:table-cell>
          <table:table-cell table:style-name="Table1.D33" office:value-type="string">
            <text:p text:style-name="P6"/>
          </table:table-cell>
          <table:table-cell table:style-name="Table1.E33" office:value-type="string">
            <text:p text:style-name="P22"/>
          </table:table-cell>
          <table:table-cell table:style-name="Table1.F33" office:value-type="string">
            <text:p text:style-name="P19"/>
          </table:table-cell>
          <table:table-cell table:style-name="Table1.G33" office:value-type="string">
            <text:p text:style-name="P6"/>
          </table:table-cell>
          <table:table-cell table:style-name="Table1.H33" office:value-type="string">
            <text:p text:style-name="P19"/>
          </table:table-cell>
          <table:table-cell table:style-name="Table1.I33" office:value-type="string">
            <text:p text:style-name="P17">80000</text:p>
          </table:table-cell>
          <table:table-cell table:style-name="Table1.J33" office:value-type="string">
            <text:p text:style-name="P6"/>
          </table:table-cell>
          <table:table-cell table:style-name="Table1.K33" office:value-type="string">
            <text:p text:style-name="P19"/>
          </table:table-cell>
          <table:table-cell table:style-name="Table1.L33" office:value-type="string">
            <text:p text:style-name="P19"/>
          </table:table-cell>
          <table:table-cell table:style-name="Table1.M33" office:value-type="string">
            <text:p text:style-name="P24"/>
          </table:table-cell>
          <table:table-cell table:style-name="Table1.N33" office:value-type="string">
            <text:p text:style-name="P19"/>
          </table:table-cell>
          <table:table-cell table:style-name="Table1.O33" office:value-type="string">
            <text:p text:style-name="P19"/>
          </table:table-cell>
          <table:table-cell table:style-name="Table1.P33" office:value-type="string">
            <text:p text:style-name="P6"/>
          </table:table-cell>
          <table:table-cell table:style-name="Table1.Q33" office:value-type="string">
            <text:p text:style-name="P17">1<text:span text:style-name="T2">6</text:span>0000</text:p>
          </table:table-cell>
          <table:table-cell table:style-name="Table1.R33" office:value-type="string">
            <text:p text:style-name="P19"/>
          </table:table-cell>
          <table:table-cell table:style-name="Table1.S33" office:value-type="string">
            <text:p text:style-name="P24"/>
          </table:table-cell>
          <table:table-cell table:style-name="Table1.T33" office:value-type="string">
            <text:p text:style-name="P19"/>
          </table:table-cell>
          <table:table-cell table:style-name="Table1.U33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25">شستن دریچه گاز <text:span text:style-name="T16">موتور</text:span></text:p>
          </table:table-cell>
          <table:table-cell table:style-name="Table1.B34" office:value-type="string">
            <text:p text:style-name="P19"/>
          </table:table-cell>
          <table:table-cell table:style-name="Table1.C34" office:value-type="string">
            <text:p text:style-name="P19"/>
          </table:table-cell>
          <table:table-cell table:style-name="Table1.D34" office:value-type="string">
            <text:p text:style-name="P4">30000</text:p>
          </table:table-cell>
          <table:table-cell table:style-name="Table1.E34" office:value-type="string">
            <text:p text:style-name="P22"/>
          </table:table-cell>
          <table:table-cell table:style-name="Table1.F34" office:value-type="string">
            <text:p text:style-name="P19"/>
          </table:table-cell>
          <table:table-cell table:style-name="Table1.G34" office:value-type="string">
            <text:p text:style-name="P4">60000</text:p>
          </table:table-cell>
          <table:table-cell table:style-name="Table1.H34" office:value-type="string">
            <text:p text:style-name="P19"/>
          </table:table-cell>
          <table:table-cell table:style-name="Table1.I34" office:value-type="string">
            <text:p text:style-name="P22"/>
          </table:table-cell>
          <table:table-cell table:style-name="Table1.J34" office:value-type="string">
            <text:p text:style-name="P4">90000</text:p>
          </table:table-cell>
          <table:table-cell table:style-name="Table1.K34" office:value-type="string">
            <text:p text:style-name="P19"/>
          </table:table-cell>
          <table:table-cell table:style-name="Table1.L34" office:value-type="string">
            <text:p text:style-name="P19"/>
          </table:table-cell>
          <table:table-cell table:style-name="Table1.M34" office:value-type="string">
            <text:p text:style-name="P4">120000</text:p>
          </table:table-cell>
          <table:table-cell table:style-name="Table1.N34" office:value-type="string">
            <text:p text:style-name="P19"/>
          </table:table-cell>
          <table:table-cell table:style-name="Table1.O34" office:value-type="string">
            <text:p text:style-name="P19"/>
          </table:table-cell>
          <table:table-cell table:style-name="Table1.P34" office:value-type="string">
            <text:p text:style-name="P4">150000</text:p>
          </table:table-cell>
          <table:table-cell table:style-name="Table1.Q34" office:value-type="string">
            <text:p text:style-name="P22"/>
          </table:table-cell>
          <table:table-cell table:style-name="Table1.R34" office:value-type="string">
            <text:p text:style-name="P19"/>
          </table:table-cell>
          <table:table-cell table:style-name="Table1.S34" office:value-type="string">
            <text:p text:style-name="P4">1<text:span text:style-name="T2">8</text:span>0000</text:p>
          </table:table-cell>
          <table:table-cell table:style-name="Table1.T34" office:value-type="string">
            <text:p text:style-name="P19"/>
          </table:table-cell>
          <table:table-cell table:style-name="Table1.U34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26">تعویض چرخ جلو</text:p>
          </table:table-cell>
          <table:table-cell table:style-name="Table1.B35" office:value-type="string">
            <text:p text:style-name="P12">1390</text:p>
          </table:table-cell>
          <table:table-cell table:style-name="Table1.C35" office:value-type="string">
            <text:p text:style-name="P12">1391</text:p>
          </table:table-cell>
          <table:table-cell table:style-name="Table1.D35" office:value-type="string">
            <text:p text:style-name="P12">1392</text:p>
          </table:table-cell>
          <table:table-cell table:style-name="Table1.E35" office:value-type="string">
            <text:p text:style-name="P12">1393</text:p>
          </table:table-cell>
          <table:table-cell table:style-name="Table1.F35" office:value-type="string">
            <text:p text:style-name="P12">1394</text:p>
          </table:table-cell>
          <table:table-cell table:style-name="Table1.G35" office:value-type="string">
            <text:p text:style-name="P12">1395</text:p>
          </table:table-cell>
          <table:table-cell table:style-name="Table1.H35" office:value-type="string">
            <text:p text:style-name="P12">1396</text:p>
          </table:table-cell>
          <table:table-cell table:style-name="Table1.I35" office:value-type="string">
            <text:p text:style-name="P12">1397</text:p>
          </table:table-cell>
          <table:table-cell table:style-name="Table1.J35" office:value-type="string">
            <text:p text:style-name="P12">1398</text:p>
          </table:table-cell>
          <table:table-cell table:style-name="Table1.K35" office:value-type="string">
            <text:p text:style-name="P12">1399</text:p>
          </table:table-cell>
          <table:table-cell table:style-name="Table1.L35" office:value-type="string">
            <text:p text:style-name="P12">1400</text:p>
          </table:table-cell>
          <table:table-cell table:style-name="Table1.M35" office:value-type="string">
            <text:p text:style-name="P12">1401</text:p>
          </table:table-cell>
          <table:table-cell table:style-name="Table1.N35" office:value-type="string">
            <text:p text:style-name="P12">1402</text:p>
          </table:table-cell>
          <table:table-cell table:style-name="Table1.O35" office:value-type="string">
            <text:p text:style-name="P12">1403</text:p>
          </table:table-cell>
          <table:table-cell table:style-name="Table1.P35" office:value-type="string">
            <text:p text:style-name="P12">1404</text:p>
          </table:table-cell>
          <table:table-cell table:style-name="Table1.Q35" office:value-type="string">
            <text:p text:style-name="P12">1405</text:p>
          </table:table-cell>
          <table:table-cell table:style-name="Table1.R35" office:value-type="string">
            <text:p text:style-name="P12">1406</text:p>
          </table:table-cell>
          <table:table-cell table:style-name="Table1.S35" office:value-type="string">
            <text:p text:style-name="P12">1407</text:p>
          </table:table-cell>
          <table:table-cell table:style-name="Table1.T35" office:value-type="string">
            <text:p text:style-name="P12">1408</text:p>
          </table:table-cell>
          <table:table-cell table:style-name="Table1.U35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6">تعویض چرخ عقب</text:p>
          </table:table-cell>
          <table:table-cell table:style-name="Table1.B36" office:value-type="string">
            <text:p text:style-name="P12">1390</text:p>
          </table:table-cell>
          <table:table-cell table:style-name="Table1.C36" office:value-type="string">
            <text:p text:style-name="P12">1391</text:p>
          </table:table-cell>
          <table:table-cell table:style-name="Table1.D36" office:value-type="string">
            <text:p text:style-name="P12">1392</text:p>
          </table:table-cell>
          <table:table-cell table:style-name="Table1.E36" office:value-type="string">
            <text:p text:style-name="P12">1393</text:p>
          </table:table-cell>
          <table:table-cell table:style-name="Table1.F36" office:value-type="string">
            <text:p text:style-name="P12">1394</text:p>
          </table:table-cell>
          <table:table-cell table:style-name="Table1.G36" office:value-type="string">
            <text:p text:style-name="P12">1395</text:p>
          </table:table-cell>
          <table:table-cell table:style-name="Table1.H36" office:value-type="string">
            <text:p text:style-name="P12">1396</text:p>
          </table:table-cell>
          <table:table-cell table:style-name="Table1.I36" office:value-type="string">
            <text:p text:style-name="P12">1397</text:p>
          </table:table-cell>
          <table:table-cell table:style-name="Table1.J36" office:value-type="string">
            <text:p text:style-name="P12">1398</text:p>
          </table:table-cell>
          <table:table-cell table:style-name="Table1.K36" office:value-type="string">
            <text:p text:style-name="P12">1399</text:p>
          </table:table-cell>
          <table:table-cell table:style-name="Table1.L36" office:value-type="string">
            <text:p text:style-name="P12">1400</text:p>
          </table:table-cell>
          <table:table-cell table:style-name="Table1.M36" office:value-type="string">
            <text:p text:style-name="P12">1401</text:p>
          </table:table-cell>
          <table:table-cell table:style-name="Table1.N36" office:value-type="string">
            <text:p text:style-name="P12">1402</text:p>
          </table:table-cell>
          <table:table-cell table:style-name="Table1.O36" office:value-type="string">
            <text:p text:style-name="P12">1403</text:p>
          </table:table-cell>
          <table:table-cell table:style-name="Table1.P36" office:value-type="string">
            <text:p text:style-name="P12">1404</text:p>
          </table:table-cell>
          <table:table-cell table:style-name="Table1.Q36" office:value-type="string">
            <text:p text:style-name="P12">1405</text:p>
          </table:table-cell>
          <table:table-cell table:style-name="Table1.R36" office:value-type="string">
            <text:p text:style-name="P12">1406</text:p>
          </table:table-cell>
          <table:table-cell table:style-name="Table1.S36" office:value-type="string">
            <text:p text:style-name="P12">1407</text:p>
          </table:table-cell>
          <table:table-cell table:style-name="Table1.T36" office:value-type="string">
            <text:p text:style-name="P12">1408</text:p>
          </table:table-cell>
          <table:table-cell table:style-name="Table1.U36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7">تعویض/بازدید فیوزها</text:p>
          </table:table-cell>
          <table:table-cell table:style-name="Table1.B37" office:value-type="string">
            <text:p text:style-name="P12">1390</text:p>
          </table:table-cell>
          <table:table-cell table:style-name="Table1.C37" office:value-type="string">
            <text:p text:style-name="P12">1391</text:p>
          </table:table-cell>
          <table:table-cell table:style-name="Table1.D37" office:value-type="string">
            <text:p text:style-name="P12">1392</text:p>
          </table:table-cell>
          <table:table-cell table:style-name="Table1.E37" office:value-type="string">
            <text:p text:style-name="P12">1393</text:p>
          </table:table-cell>
          <table:table-cell table:style-name="Table1.F37" office:value-type="string">
            <text:p text:style-name="P12">1394</text:p>
          </table:table-cell>
          <table:table-cell table:style-name="Table1.G37" office:value-type="string">
            <text:p text:style-name="P12">1395</text:p>
          </table:table-cell>
          <table:table-cell table:style-name="Table1.H37" office:value-type="string">
            <text:p text:style-name="P12">1396</text:p>
          </table:table-cell>
          <table:table-cell table:style-name="Table1.I37" office:value-type="string">
            <text:p text:style-name="P12">1397</text:p>
          </table:table-cell>
          <table:table-cell table:style-name="Table1.J37" office:value-type="string">
            <text:p text:style-name="P12">1398</text:p>
          </table:table-cell>
          <table:table-cell table:style-name="Table1.K37" office:value-type="string">
            <text:p text:style-name="P12">1399</text:p>
          </table:table-cell>
          <table:table-cell table:style-name="Table1.L37" office:value-type="string">
            <text:p text:style-name="P12">1400</text:p>
          </table:table-cell>
          <table:table-cell table:style-name="Table1.M37" office:value-type="string">
            <text:p text:style-name="P12">1401</text:p>
          </table:table-cell>
          <table:table-cell table:style-name="Table1.N37" office:value-type="string">
            <text:p text:style-name="P12">1402</text:p>
          </table:table-cell>
          <table:table-cell table:style-name="Table1.O37" office:value-type="string">
            <text:p text:style-name="P12">1403</text:p>
          </table:table-cell>
          <table:table-cell table:style-name="Table1.P37" office:value-type="string">
            <text:p text:style-name="P12">1404</text:p>
          </table:table-cell>
          <table:table-cell table:style-name="Table1.Q37" office:value-type="string">
            <text:p text:style-name="P12">1405</text:p>
          </table:table-cell>
          <table:table-cell table:style-name="Table1.R37" office:value-type="string">
            <text:p text:style-name="P12">1406</text:p>
          </table:table-cell>
          <table:table-cell table:style-name="Table1.S37" office:value-type="string">
            <text:p text:style-name="P12">1407</text:p>
          </table:table-cell>
          <table:table-cell table:style-name="Table1.T37" office:value-type="string">
            <text:p text:style-name="P12">1408</text:p>
          </table:table-cell>
          <table:table-cell table:style-name="Table1.U37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7">تنظیم موتور</text:p>
          </table:table-cell>
          <table:table-cell table:style-name="Table1.B38" office:value-type="string">
            <text:p text:style-name="P19"/>
          </table:table-cell>
          <table:table-cell table:style-name="Table1.C38" office:value-type="string">
            <text:p text:style-name="P19"/>
          </table:table-cell>
          <table:table-cell table:style-name="Table1.D38" office:value-type="string">
            <text:p text:style-name="P4">30000</text:p>
          </table:table-cell>
          <table:table-cell table:style-name="Table1.E38" office:value-type="string">
            <text:p text:style-name="P22"/>
          </table:table-cell>
          <table:table-cell table:style-name="Table1.F38" office:value-type="string">
            <text:p text:style-name="P19"/>
          </table:table-cell>
          <table:table-cell table:style-name="Table1.G38" office:value-type="string">
            <text:p text:style-name="P4">60000</text:p>
          </table:table-cell>
          <table:table-cell table:style-name="Table1.H38" office:value-type="string">
            <text:p text:style-name="P19"/>
          </table:table-cell>
          <table:table-cell table:style-name="Table1.I38" office:value-type="string">
            <text:p text:style-name="P22"/>
          </table:table-cell>
          <table:table-cell table:style-name="Table1.J38" office:value-type="string">
            <text:p text:style-name="P4">90000</text:p>
          </table:table-cell>
          <table:table-cell table:style-name="Table1.K38" office:value-type="string">
            <text:p text:style-name="P19"/>
          </table:table-cell>
          <table:table-cell table:style-name="Table1.L38" office:value-type="string">
            <text:p text:style-name="P19"/>
          </table:table-cell>
          <table:table-cell table:style-name="Table1.M38" office:value-type="string">
            <text:p text:style-name="P4">120000</text:p>
          </table:table-cell>
          <table:table-cell table:style-name="Table1.N38" office:value-type="string">
            <text:p text:style-name="P19"/>
          </table:table-cell>
          <table:table-cell table:style-name="Table1.O38" office:value-type="string">
            <text:p text:style-name="P19"/>
          </table:table-cell>
          <table:table-cell table:style-name="Table1.P38" office:value-type="string">
            <text:p text:style-name="P4">150000</text:p>
          </table:table-cell>
          <table:table-cell table:style-name="Table1.Q38" office:value-type="string">
            <text:p text:style-name="P22"/>
          </table:table-cell>
          <table:table-cell table:style-name="Table1.R38" office:value-type="string">
            <text:p text:style-name="P19"/>
          </table:table-cell>
          <table:table-cell table:style-name="Table1.S38" office:value-type="string">
            <text:p text:style-name="P4">1<text:span text:style-name="T2">8</text:span>0000</text:p>
          </table:table-cell>
          <table:table-cell table:style-name="Table1.T38" office:value-type="string">
            <text:p text:style-name="P19"/>
          </table:table-cell>
          <table:table-cell table:style-name="Table1.U38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27">آچارکشی جلوبندی/<text:span text:style-name="T17">زیر خودرو</text:span></text:p>
          </table:table-cell>
          <table:table-cell table:style-name="Table1.B39" office:value-type="string">
            <text:p text:style-name="P12">1390</text:p>
          </table:table-cell>
          <table:table-cell table:style-name="Table1.C39" office:value-type="string">
            <text:p text:style-name="P12">1391</text:p>
          </table:table-cell>
          <table:table-cell table:style-name="Table1.D39" office:value-type="string">
            <text:p text:style-name="P12">1392</text:p>
          </table:table-cell>
          <table:table-cell table:style-name="Table1.E39" office:value-type="string">
            <text:p text:style-name="P12">1393</text:p>
          </table:table-cell>
          <table:table-cell table:style-name="Table1.F39" office:value-type="string">
            <text:p text:style-name="P12">1394</text:p>
          </table:table-cell>
          <table:table-cell table:style-name="Table1.G39" office:value-type="string">
            <text:p text:style-name="P12">1395</text:p>
          </table:table-cell>
          <table:table-cell table:style-name="Table1.H39" office:value-type="string">
            <text:p text:style-name="P12">1396</text:p>
          </table:table-cell>
          <table:table-cell table:style-name="Table1.I39" office:value-type="string">
            <text:p text:style-name="P12">1397</text:p>
          </table:table-cell>
          <table:table-cell table:style-name="Table1.J39" office:value-type="string">
            <text:p text:style-name="P12">1398</text:p>
          </table:table-cell>
          <table:table-cell table:style-name="Table1.K39" office:value-type="string">
            <text:p text:style-name="P12">1399</text:p>
          </table:table-cell>
          <table:table-cell table:style-name="Table1.L39" office:value-type="string">
            <text:p text:style-name="P12">1400</text:p>
          </table:table-cell>
          <table:table-cell table:style-name="Table1.M39" office:value-type="string">
            <text:p text:style-name="P12">1401</text:p>
          </table:table-cell>
          <table:table-cell table:style-name="Table1.N39" office:value-type="string">
            <text:p text:style-name="P12">1402</text:p>
          </table:table-cell>
          <table:table-cell table:style-name="Table1.O39" office:value-type="string">
            <text:p text:style-name="P12">1403</text:p>
          </table:table-cell>
          <table:table-cell table:style-name="Table1.P39" office:value-type="string">
            <text:p text:style-name="P12">1404</text:p>
          </table:table-cell>
          <table:table-cell table:style-name="Table1.Q39" office:value-type="string">
            <text:p text:style-name="P12">1405</text:p>
          </table:table-cell>
          <table:table-cell table:style-name="Table1.R39" office:value-type="string">
            <text:p text:style-name="P12">1406</text:p>
          </table:table-cell>
          <table:table-cell table:style-name="Table1.S39" office:value-type="string">
            <text:p text:style-name="P12">1407</text:p>
          </table:table-cell>
          <table:table-cell table:style-name="Table1.T39" office:value-type="string">
            <text:p text:style-name="P12">1408</text:p>
          </table:table-cell>
          <table:table-cell table:style-name="Table1.U39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8">تعویض والف لاستیک ها</text:p>
          </table:table-cell>
          <table:table-cell table:style-name="Table1.B40" office:value-type="string">
            <text:p text:style-name="P12">1390</text:p>
          </table:table-cell>
          <table:table-cell table:style-name="Table1.C40" office:value-type="string">
            <text:p text:style-name="P12">1391</text:p>
          </table:table-cell>
          <table:table-cell table:style-name="Table1.D40" office:value-type="string">
            <text:p text:style-name="P12">1392</text:p>
          </table:table-cell>
          <table:table-cell table:style-name="Table1.E40" office:value-type="string">
            <text:p text:style-name="P12">1393</text:p>
          </table:table-cell>
          <table:table-cell table:style-name="Table1.F40" office:value-type="string">
            <text:p text:style-name="P12">1394</text:p>
          </table:table-cell>
          <table:table-cell table:style-name="Table1.G40" office:value-type="string">
            <text:p text:style-name="P12">1395</text:p>
          </table:table-cell>
          <table:table-cell table:style-name="Table1.H40" office:value-type="string">
            <text:p text:style-name="P12">1396</text:p>
          </table:table-cell>
          <table:table-cell table:style-name="Table1.I40" office:value-type="string">
            <text:p text:style-name="P12">1397</text:p>
          </table:table-cell>
          <table:table-cell table:style-name="Table1.J40" office:value-type="string">
            <text:p text:style-name="P12">1398</text:p>
          </table:table-cell>
          <table:table-cell table:style-name="Table1.K40" office:value-type="string">
            <text:p text:style-name="P12">1399</text:p>
          </table:table-cell>
          <table:table-cell table:style-name="Table1.L40" office:value-type="string">
            <text:p text:style-name="P12">1400</text:p>
          </table:table-cell>
          <table:table-cell table:style-name="Table1.M40" office:value-type="string">
            <text:p text:style-name="P12">1401</text:p>
          </table:table-cell>
          <table:table-cell table:style-name="Table1.N40" office:value-type="string">
            <text:p text:style-name="P12">1402</text:p>
          </table:table-cell>
          <table:table-cell table:style-name="Table1.O40" office:value-type="string">
            <text:p text:style-name="P12">1403</text:p>
          </table:table-cell>
          <table:table-cell table:style-name="Table1.P40" office:value-type="string">
            <text:p text:style-name="P12">1404</text:p>
          </table:table-cell>
          <table:table-cell table:style-name="Table1.Q40" office:value-type="string">
            <text:p text:style-name="P12">1405</text:p>
          </table:table-cell>
          <table:table-cell table:style-name="Table1.R40" office:value-type="string">
            <text:p text:style-name="P12">1406</text:p>
          </table:table-cell>
          <table:table-cell table:style-name="Table1.S40" office:value-type="string">
            <text:p text:style-name="P12">1407</text:p>
          </table:table-cell>
          <table:table-cell table:style-name="Table1.T40" office:value-type="string">
            <text:p text:style-name="P12">1408</text:p>
          </table:table-cell>
          <table:table-cell table:style-name="Table1.U40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8">سرویس لاستیک زاپاس و متعلقات</text:p>
          </table:table-cell>
          <table:table-cell table:style-name="Table1.B41" office:value-type="string">
            <text:p text:style-name="P12">1390</text:p>
          </table:table-cell>
          <table:table-cell table:style-name="Table1.C41" office:value-type="string">
            <text:p text:style-name="P12">1391</text:p>
          </table:table-cell>
          <table:table-cell table:style-name="Table1.D41" office:value-type="string">
            <text:p text:style-name="P12">1392</text:p>
          </table:table-cell>
          <table:table-cell table:style-name="Table1.E41" office:value-type="string">
            <text:p text:style-name="P12">1393</text:p>
          </table:table-cell>
          <table:table-cell table:style-name="Table1.F41" office:value-type="string">
            <text:p text:style-name="P12">1394</text:p>
          </table:table-cell>
          <table:table-cell table:style-name="Table1.G41" office:value-type="string">
            <text:p text:style-name="P12">1395</text:p>
          </table:table-cell>
          <table:table-cell table:style-name="Table1.H41" office:value-type="string">
            <text:p text:style-name="P12">1396</text:p>
          </table:table-cell>
          <table:table-cell table:style-name="Table1.I41" office:value-type="string">
            <text:p text:style-name="P12">1397</text:p>
          </table:table-cell>
          <table:table-cell table:style-name="Table1.J41" office:value-type="string">
            <text:p text:style-name="P12">1398</text:p>
          </table:table-cell>
          <table:table-cell table:style-name="Table1.K41" office:value-type="string">
            <text:p text:style-name="P12">1399</text:p>
          </table:table-cell>
          <table:table-cell table:style-name="Table1.L41" office:value-type="string">
            <text:p text:style-name="P12">1400</text:p>
          </table:table-cell>
          <table:table-cell table:style-name="Table1.M41" office:value-type="string">
            <text:p text:style-name="P12">1401</text:p>
          </table:table-cell>
          <table:table-cell table:style-name="Table1.N41" office:value-type="string">
            <text:p text:style-name="P12">1402</text:p>
          </table:table-cell>
          <table:table-cell table:style-name="Table1.O41" office:value-type="string">
            <text:p text:style-name="P12">1403</text:p>
          </table:table-cell>
          <table:table-cell table:style-name="Table1.P41" office:value-type="string">
            <text:p text:style-name="P12">1404</text:p>
          </table:table-cell>
          <table:table-cell table:style-name="Table1.Q41" office:value-type="string">
            <text:p text:style-name="P12">1405</text:p>
          </table:table-cell>
          <table:table-cell table:style-name="Table1.R41" office:value-type="string">
            <text:p text:style-name="P12">1406</text:p>
          </table:table-cell>
          <table:table-cell table:style-name="Table1.S41" office:value-type="string">
            <text:p text:style-name="P12">1407</text:p>
          </table:table-cell>
          <table:table-cell table:style-name="Table1.T41" office:value-type="string">
            <text:p text:style-name="P12">1408</text:p>
          </table:table-cell>
          <table:table-cell table:style-name="Table1.U41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9"><text:span text:style-name="T18">تعویض </text:span>رله فن رادیاتور</text:p>
          </table:table-cell>
          <table:table-cell table:style-name="Table1.B42" office:value-type="string">
            <text:p text:style-name="P12">1390</text:p>
          </table:table-cell>
          <table:table-cell table:style-name="Table1.C42" office:value-type="string">
            <text:p text:style-name="P12">1391</text:p>
          </table:table-cell>
          <table:table-cell table:style-name="Table1.D42" office:value-type="string">
            <text:p text:style-name="P12">1392</text:p>
          </table:table-cell>
          <table:table-cell table:style-name="Table1.E42" office:value-type="string">
            <text:p text:style-name="P12">1393</text:p>
          </table:table-cell>
          <table:table-cell table:style-name="Table1.F42" office:value-type="string">
            <text:p text:style-name="P12">1394</text:p>
          </table:table-cell>
          <table:table-cell table:style-name="Table1.G42" office:value-type="string">
            <text:p text:style-name="P12">1395</text:p>
          </table:table-cell>
          <table:table-cell table:style-name="Table1.H42" office:value-type="string">
            <text:p text:style-name="P12">1396</text:p>
          </table:table-cell>
          <table:table-cell table:style-name="Table1.I42" office:value-type="string">
            <text:p text:style-name="P12">1397</text:p>
          </table:table-cell>
          <table:table-cell table:style-name="Table1.J42" office:value-type="string">
            <text:p text:style-name="P12">1398</text:p>
          </table:table-cell>
          <table:table-cell table:style-name="Table1.K42" office:value-type="string">
            <text:p text:style-name="P12">1399</text:p>
          </table:table-cell>
          <table:table-cell table:style-name="Table1.L42" office:value-type="string">
            <text:p text:style-name="P12">1400</text:p>
          </table:table-cell>
          <table:table-cell table:style-name="Table1.M42" office:value-type="string">
            <text:p text:style-name="P12">1401</text:p>
          </table:table-cell>
          <table:table-cell table:style-name="Table1.N42" office:value-type="string">
            <text:p text:style-name="P12">1402</text:p>
          </table:table-cell>
          <table:table-cell table:style-name="Table1.O42" office:value-type="string">
            <text:p text:style-name="P12">1403</text:p>
          </table:table-cell>
          <table:table-cell table:style-name="Table1.P42" office:value-type="string">
            <text:p text:style-name="P12">1404</text:p>
          </table:table-cell>
          <table:table-cell table:style-name="Table1.Q42" office:value-type="string">
            <text:p text:style-name="P12">1405</text:p>
          </table:table-cell>
          <table:table-cell table:style-name="Table1.R42" office:value-type="string">
            <text:p text:style-name="P12">1406</text:p>
          </table:table-cell>
          <table:table-cell table:style-name="Table1.S42" office:value-type="string">
            <text:p text:style-name="P12">1407</text:p>
          </table:table-cell>
          <table:table-cell table:style-name="Table1.T42" office:value-type="string">
            <text:p text:style-name="P12">1408</text:p>
          </table:table-cell>
          <table:table-cell table:style-name="Table1.U42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29"><text:span text:style-name="T19"><text:s/></text:span><text:span text:style-name="T18">تعویض </text:span><text:span text:style-name="T19">درب </text:span>مخزن آب رادیاتور</text:p>
          </table:table-cell>
          <table:table-cell table:style-name="Table1.B43" office:value-type="string">
            <text:p text:style-name="P12">1390</text:p>
          </table:table-cell>
          <table:table-cell table:style-name="Table1.C43" office:value-type="string">
            <text:p text:style-name="P12">1391</text:p>
          </table:table-cell>
          <table:table-cell table:style-name="Table1.D43" office:value-type="string">
            <text:p text:style-name="P12">1392</text:p>
          </table:table-cell>
          <table:table-cell table:style-name="Table1.E43" office:value-type="string">
            <text:p text:style-name="P12">1393</text:p>
          </table:table-cell>
          <table:table-cell table:style-name="Table1.F43" office:value-type="string">
            <text:p text:style-name="P12">1394</text:p>
          </table:table-cell>
          <table:table-cell table:style-name="Table1.G43" office:value-type="string">
            <text:p text:style-name="P12">1395</text:p>
          </table:table-cell>
          <table:table-cell table:style-name="Table1.H43" office:value-type="string">
            <text:p text:style-name="P12">1396</text:p>
          </table:table-cell>
          <table:table-cell table:style-name="Table1.I43" office:value-type="string">
            <text:p text:style-name="P12">1397</text:p>
          </table:table-cell>
          <table:table-cell table:style-name="Table1.J43" office:value-type="string">
            <text:p text:style-name="P12">1398</text:p>
          </table:table-cell>
          <table:table-cell table:style-name="Table1.K43" office:value-type="string">
            <text:p text:style-name="P12">1399</text:p>
          </table:table-cell>
          <table:table-cell table:style-name="Table1.L43" office:value-type="string">
            <text:p text:style-name="P12">1400</text:p>
          </table:table-cell>
          <table:table-cell table:style-name="Table1.M43" office:value-type="string">
            <text:p text:style-name="P12">1401</text:p>
          </table:table-cell>
          <table:table-cell table:style-name="Table1.N43" office:value-type="string">
            <text:p text:style-name="P12">1402</text:p>
          </table:table-cell>
          <table:table-cell table:style-name="Table1.O43" office:value-type="string">
            <text:p text:style-name="P12">1403</text:p>
          </table:table-cell>
          <table:table-cell table:style-name="Table1.P43" office:value-type="string">
            <text:p text:style-name="P12">1404</text:p>
          </table:table-cell>
          <table:table-cell table:style-name="Table1.Q43" office:value-type="string">
            <text:p text:style-name="P12">1405</text:p>
          </table:table-cell>
          <table:table-cell table:style-name="Table1.R43" office:value-type="string">
            <text:p text:style-name="P12">1406</text:p>
          </table:table-cell>
          <table:table-cell table:style-name="Table1.S43" office:value-type="string">
            <text:p text:style-name="P12">1407</text:p>
          </table:table-cell>
          <table:table-cell table:style-name="Table1.T43" office:value-type="string">
            <text:p text:style-name="P12">1408</text:p>
          </table:table-cell>
          <table:table-cell table:style-name="Table1.U43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0"><text:span text:style-name="T18">تعویض </text:span>رادیاتور آب بخاری</text:p>
          </table:table-cell>
          <table:table-cell table:style-name="Table1.B44" office:value-type="string">
            <text:p text:style-name="P12">1390</text:p>
          </table:table-cell>
          <table:table-cell table:style-name="Table1.C44" office:value-type="string">
            <text:p text:style-name="P12">1391</text:p>
          </table:table-cell>
          <table:table-cell table:style-name="Table1.D44" office:value-type="string">
            <text:p text:style-name="P12">1392</text:p>
          </table:table-cell>
          <table:table-cell table:style-name="Table1.E44" office:value-type="string">
            <text:p text:style-name="P12">1393</text:p>
          </table:table-cell>
          <table:table-cell table:style-name="Table1.F44" office:value-type="string">
            <text:p text:style-name="P12">1394</text:p>
          </table:table-cell>
          <table:table-cell table:style-name="Table1.G44" office:value-type="string">
            <text:p text:style-name="P12">1395</text:p>
          </table:table-cell>
          <table:table-cell table:style-name="Table1.H44" office:value-type="string">
            <text:p text:style-name="P12">1396</text:p>
          </table:table-cell>
          <table:table-cell table:style-name="Table1.I44" office:value-type="string">
            <text:p text:style-name="P12">1397</text:p>
          </table:table-cell>
          <table:table-cell table:style-name="Table1.J44" office:value-type="string">
            <text:p text:style-name="P12">1398</text:p>
          </table:table-cell>
          <table:table-cell table:style-name="Table1.K44" office:value-type="string">
            <text:p text:style-name="P12">1399</text:p>
          </table:table-cell>
          <table:table-cell table:style-name="Table1.L44" office:value-type="string">
            <text:p text:style-name="P12">1400</text:p>
          </table:table-cell>
          <table:table-cell table:style-name="Table1.M44" office:value-type="string">
            <text:p text:style-name="P12">1401</text:p>
          </table:table-cell>
          <table:table-cell table:style-name="Table1.N44" office:value-type="string">
            <text:p text:style-name="P12">1402</text:p>
          </table:table-cell>
          <table:table-cell table:style-name="Table1.O44" office:value-type="string">
            <text:p text:style-name="P12">1403</text:p>
          </table:table-cell>
          <table:table-cell table:style-name="Table1.P44" office:value-type="string">
            <text:p text:style-name="P12">1404</text:p>
          </table:table-cell>
          <table:table-cell table:style-name="Table1.Q44" office:value-type="string">
            <text:p text:style-name="P12">1405</text:p>
          </table:table-cell>
          <table:table-cell table:style-name="Table1.R44" office:value-type="string">
            <text:p text:style-name="P12">1406</text:p>
          </table:table-cell>
          <table:table-cell table:style-name="Table1.S44" office:value-type="string">
            <text:p text:style-name="P12">1407</text:p>
          </table:table-cell>
          <table:table-cell table:style-name="Table1.T44" office:value-type="string">
            <text:p text:style-name="P12">1408</text:p>
          </table:table-cell>
          <table:table-cell table:style-name="Table1.U44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0"><text:span text:style-name="T18">تعویض </text:span>لوله آب رادیاتور بخاری</text:p>
          </table:table-cell>
          <table:table-cell table:style-name="Table1.B45" office:value-type="string">
            <text:p text:style-name="P12">1390</text:p>
          </table:table-cell>
          <table:table-cell table:style-name="Table1.C45" office:value-type="string">
            <text:p text:style-name="P12">1391</text:p>
          </table:table-cell>
          <table:table-cell table:style-name="Table1.D45" office:value-type="string">
            <text:p text:style-name="P12">1392</text:p>
          </table:table-cell>
          <table:table-cell table:style-name="Table1.E45" office:value-type="string">
            <text:p text:style-name="P12">1393</text:p>
          </table:table-cell>
          <table:table-cell table:style-name="Table1.F45" office:value-type="string">
            <text:p text:style-name="P12">1394</text:p>
          </table:table-cell>
          <table:table-cell table:style-name="Table1.G45" office:value-type="string">
            <text:p text:style-name="P12">1395</text:p>
          </table:table-cell>
          <table:table-cell table:style-name="Table1.H45" office:value-type="string">
            <text:p text:style-name="P12">1396</text:p>
          </table:table-cell>
          <table:table-cell table:style-name="Table1.I45" office:value-type="string">
            <text:p text:style-name="P12">1397</text:p>
          </table:table-cell>
          <table:table-cell table:style-name="Table1.J45" office:value-type="string">
            <text:p text:style-name="P12">1398</text:p>
          </table:table-cell>
          <table:table-cell table:style-name="Table1.K45" office:value-type="string">
            <text:p text:style-name="P12">1399</text:p>
          </table:table-cell>
          <table:table-cell table:style-name="Table1.L45" office:value-type="string">
            <text:p text:style-name="P12">1400</text:p>
          </table:table-cell>
          <table:table-cell table:style-name="Table1.M45" office:value-type="string">
            <text:p text:style-name="P12">1401</text:p>
          </table:table-cell>
          <table:table-cell table:style-name="Table1.N45" office:value-type="string">
            <text:p text:style-name="P12">1402</text:p>
          </table:table-cell>
          <table:table-cell table:style-name="Table1.O45" office:value-type="string">
            <text:p text:style-name="P12">1403</text:p>
          </table:table-cell>
          <table:table-cell table:style-name="Table1.P45" office:value-type="string">
            <text:p text:style-name="P12">1404</text:p>
          </table:table-cell>
          <table:table-cell table:style-name="Table1.Q45" office:value-type="string">
            <text:p text:style-name="P12">1405</text:p>
          </table:table-cell>
          <table:table-cell table:style-name="Table1.R45" office:value-type="string">
            <text:p text:style-name="P12">1406</text:p>
          </table:table-cell>
          <table:table-cell table:style-name="Table1.S45" office:value-type="string">
            <text:p text:style-name="P12">1407</text:p>
          </table:table-cell>
          <table:table-cell table:style-name="Table1.T45" office:value-type="string">
            <text:p text:style-name="P12">1408</text:p>
          </table:table-cell>
          <table:table-cell table:style-name="Table1.U45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0">تعویض ترموستات</text:p>
          </table:table-cell>
          <table:table-cell table:style-name="Table1.B45" office:value-type="string">
            <text:p text:style-name="P12">1390</text:p>
          </table:table-cell>
          <table:table-cell table:style-name="Table1.C45" office:value-type="string">
            <text:p text:style-name="P12">1391</text:p>
          </table:table-cell>
          <table:table-cell table:style-name="Table1.D45" office:value-type="string">
            <text:p text:style-name="P12">1392</text:p>
          </table:table-cell>
          <table:table-cell table:style-name="Table1.E45" office:value-type="string">
            <text:p text:style-name="P12">1393</text:p>
          </table:table-cell>
          <table:table-cell table:style-name="Table1.F45" office:value-type="string">
            <text:p text:style-name="P12">1394</text:p>
          </table:table-cell>
          <table:table-cell table:style-name="Table1.G45" office:value-type="string">
            <text:p text:style-name="P12">1395</text:p>
          </table:table-cell>
          <table:table-cell table:style-name="Table1.H45" office:value-type="string">
            <text:p text:style-name="P12">1396</text:p>
          </table:table-cell>
          <table:table-cell table:style-name="Table1.I45" office:value-type="string">
            <text:p text:style-name="P12">1397</text:p>
          </table:table-cell>
          <table:table-cell table:style-name="Table1.J45" office:value-type="string">
            <text:p text:style-name="P12">1398</text:p>
          </table:table-cell>
          <table:table-cell table:style-name="Table1.K45" office:value-type="string">
            <text:p text:style-name="P12">1399</text:p>
          </table:table-cell>
          <table:table-cell table:style-name="Table1.L45" office:value-type="string">
            <text:p text:style-name="P12">1400</text:p>
          </table:table-cell>
          <table:table-cell table:style-name="Table1.M45" office:value-type="string">
            <text:p text:style-name="P12">1401</text:p>
          </table:table-cell>
          <table:table-cell table:style-name="Table1.N45" office:value-type="string">
            <text:p text:style-name="P12">1402</text:p>
          </table:table-cell>
          <table:table-cell table:style-name="Table1.O45" office:value-type="string">
            <text:p text:style-name="P12">1403</text:p>
          </table:table-cell>
          <table:table-cell table:style-name="Table1.P45" office:value-type="string">
            <text:p text:style-name="P12">1404</text:p>
          </table:table-cell>
          <table:table-cell table:style-name="Table1.Q45" office:value-type="string">
            <text:p text:style-name="P12">1405</text:p>
          </table:table-cell>
          <table:table-cell table:style-name="Table1.R45" office:value-type="string">
            <text:p text:style-name="P12">1406</text:p>
          </table:table-cell>
          <table:table-cell table:style-name="Table1.S45" office:value-type="string">
            <text:p text:style-name="P12">1407</text:p>
          </table:table-cell>
          <table:table-cell table:style-name="Table1.T45" office:value-type="string">
            <text:p text:style-name="P12">1408</text:p>
          </table:table-cell>
          <table:table-cell table:style-name="Table1.U45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1">تعویض <text:span text:style-name="T20">شلنگ ورودی آب رادیاتور</text:span></text:p>
          </table:table-cell>
          <table:table-cell table:style-name="Table1.B45" office:value-type="string">
            <text:p text:style-name="P12">1390</text:p>
          </table:table-cell>
          <table:table-cell table:style-name="Table1.C45" office:value-type="string">
            <text:p text:style-name="P12">1391</text:p>
          </table:table-cell>
          <table:table-cell table:style-name="Table1.D45" office:value-type="string">
            <text:p text:style-name="P12">1392</text:p>
          </table:table-cell>
          <table:table-cell table:style-name="Table1.E45" office:value-type="string">
            <text:p text:style-name="P12">1393</text:p>
          </table:table-cell>
          <table:table-cell table:style-name="Table1.F45" office:value-type="string">
            <text:p text:style-name="P12">1394</text:p>
          </table:table-cell>
          <table:table-cell table:style-name="Table1.G45" office:value-type="string">
            <text:p text:style-name="P12">1395</text:p>
          </table:table-cell>
          <table:table-cell table:style-name="Table1.H45" office:value-type="string">
            <text:p text:style-name="P12">1396</text:p>
          </table:table-cell>
          <table:table-cell table:style-name="Table1.I45" office:value-type="string">
            <text:p text:style-name="P12">1397</text:p>
          </table:table-cell>
          <table:table-cell table:style-name="Table1.J45" office:value-type="string">
            <text:p text:style-name="P12">1398</text:p>
          </table:table-cell>
          <table:table-cell table:style-name="Table1.K45" office:value-type="string">
            <text:p text:style-name="P12">1399</text:p>
          </table:table-cell>
          <table:table-cell table:style-name="Table1.L45" office:value-type="string">
            <text:p text:style-name="P12">1400</text:p>
          </table:table-cell>
          <table:table-cell table:style-name="Table1.M45" office:value-type="string">
            <text:p text:style-name="P12">1401</text:p>
          </table:table-cell>
          <table:table-cell table:style-name="Table1.N45" office:value-type="string">
            <text:p text:style-name="P12">1402</text:p>
          </table:table-cell>
          <table:table-cell table:style-name="Table1.O45" office:value-type="string">
            <text:p text:style-name="P12">1403</text:p>
          </table:table-cell>
          <table:table-cell table:style-name="Table1.P45" office:value-type="string">
            <text:p text:style-name="P12">1404</text:p>
          </table:table-cell>
          <table:table-cell table:style-name="Table1.Q45" office:value-type="string">
            <text:p text:style-name="P12">1405</text:p>
          </table:table-cell>
          <table:table-cell table:style-name="Table1.R45" office:value-type="string">
            <text:p text:style-name="P12">1406</text:p>
          </table:table-cell>
          <table:table-cell table:style-name="Table1.S45" office:value-type="string">
            <text:p text:style-name="P12">1407</text:p>
          </table:table-cell>
          <table:table-cell table:style-name="Table1.T45" office:value-type="string">
            <text:p text:style-name="P12">1408</text:p>
          </table:table-cell>
          <table:table-cell table:style-name="Table1.U45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1">تعویض <text:span text:style-name="T20">شلنگ خروجی آب رادیاتور</text:span></text:p>
          </table:table-cell>
          <table:table-cell table:style-name="Table1.B45" office:value-type="string">
            <text:p text:style-name="P12">1390</text:p>
          </table:table-cell>
          <table:table-cell table:style-name="Table1.C45" office:value-type="string">
            <text:p text:style-name="P12">1391</text:p>
          </table:table-cell>
          <table:table-cell table:style-name="Table1.D45" office:value-type="string">
            <text:p text:style-name="P12">1392</text:p>
          </table:table-cell>
          <table:table-cell table:style-name="Table1.E45" office:value-type="string">
            <text:p text:style-name="P12">1393</text:p>
          </table:table-cell>
          <table:table-cell table:style-name="Table1.F45" office:value-type="string">
            <text:p text:style-name="P12">1394</text:p>
          </table:table-cell>
          <table:table-cell table:style-name="Table1.G45" office:value-type="string">
            <text:p text:style-name="P12">1395</text:p>
          </table:table-cell>
          <table:table-cell table:style-name="Table1.H45" office:value-type="string">
            <text:p text:style-name="P12">1396</text:p>
          </table:table-cell>
          <table:table-cell table:style-name="Table1.I45" office:value-type="string">
            <text:p text:style-name="P12">1397</text:p>
          </table:table-cell>
          <table:table-cell table:style-name="Table1.J45" office:value-type="string">
            <text:p text:style-name="P12">1398</text:p>
          </table:table-cell>
          <table:table-cell table:style-name="Table1.K45" office:value-type="string">
            <text:p text:style-name="P12">1399</text:p>
          </table:table-cell>
          <table:table-cell table:style-name="Table1.L45" office:value-type="string">
            <text:p text:style-name="P12">1400</text:p>
          </table:table-cell>
          <table:table-cell table:style-name="Table1.M45" office:value-type="string">
            <text:p text:style-name="P12">1401</text:p>
          </table:table-cell>
          <table:table-cell table:style-name="Table1.N45" office:value-type="string">
            <text:p text:style-name="P12">1402</text:p>
          </table:table-cell>
          <table:table-cell table:style-name="Table1.O45" office:value-type="string">
            <text:p text:style-name="P12">1403</text:p>
          </table:table-cell>
          <table:table-cell table:style-name="Table1.P45" office:value-type="string">
            <text:p text:style-name="P12">1404</text:p>
          </table:table-cell>
          <table:table-cell table:style-name="Table1.Q45" office:value-type="string">
            <text:p text:style-name="P12">1405</text:p>
          </table:table-cell>
          <table:table-cell table:style-name="Table1.R45" office:value-type="string">
            <text:p text:style-name="P12">1406</text:p>
          </table:table-cell>
          <table:table-cell table:style-name="Table1.S45" office:value-type="string">
            <text:p text:style-name="P12">1407</text:p>
          </table:table-cell>
          <table:table-cell table:style-name="Table1.T45" office:value-type="string">
            <text:p text:style-name="P12">1408</text:p>
          </table:table-cell>
          <table:table-cell table:style-name="Table1.U45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1">تعویض <text:span text:style-name="T20">تیغه برف پاک کن جلو</text:span></text:p>
          </table:table-cell>
          <table:table-cell table:style-name="Table1.B45" office:value-type="string">
            <text:p text:style-name="P12">1390</text:p>
          </table:table-cell>
          <table:table-cell table:style-name="Table1.C45" office:value-type="string">
            <text:p text:style-name="P12">1391</text:p>
          </table:table-cell>
          <table:table-cell table:style-name="Table1.D45" office:value-type="string">
            <text:p text:style-name="P12">1392</text:p>
          </table:table-cell>
          <table:table-cell table:style-name="Table1.E45" office:value-type="string">
            <text:p text:style-name="P12">1393</text:p>
          </table:table-cell>
          <table:table-cell table:style-name="Table1.F45" office:value-type="string">
            <text:p text:style-name="P12">1394</text:p>
          </table:table-cell>
          <table:table-cell table:style-name="Table1.G45" office:value-type="string">
            <text:p text:style-name="P12">1395</text:p>
          </table:table-cell>
          <table:table-cell table:style-name="Table1.H45" office:value-type="string">
            <text:p text:style-name="P12">1396</text:p>
          </table:table-cell>
          <table:table-cell table:style-name="Table1.I45" office:value-type="string">
            <text:p text:style-name="P12">1397</text:p>
          </table:table-cell>
          <table:table-cell table:style-name="Table1.J45" office:value-type="string">
            <text:p text:style-name="P12">1398</text:p>
          </table:table-cell>
          <table:table-cell table:style-name="Table1.K45" office:value-type="string">
            <text:p text:style-name="P12">1399</text:p>
          </table:table-cell>
          <table:table-cell table:style-name="Table1.L45" office:value-type="string">
            <text:p text:style-name="P12">1400</text:p>
          </table:table-cell>
          <table:table-cell table:style-name="Table1.M45" office:value-type="string">
            <text:p text:style-name="P12">1401</text:p>
          </table:table-cell>
          <table:table-cell table:style-name="Table1.N45" office:value-type="string">
            <text:p text:style-name="P12">1402</text:p>
          </table:table-cell>
          <table:table-cell table:style-name="Table1.O45" office:value-type="string">
            <text:p text:style-name="P12">1403</text:p>
          </table:table-cell>
          <table:table-cell table:style-name="Table1.P45" office:value-type="string">
            <text:p text:style-name="P12">1404</text:p>
          </table:table-cell>
          <table:table-cell table:style-name="Table1.Q45" office:value-type="string">
            <text:p text:style-name="P12">1405</text:p>
          </table:table-cell>
          <table:table-cell table:style-name="Table1.R45" office:value-type="string">
            <text:p text:style-name="P12">1406</text:p>
          </table:table-cell>
          <table:table-cell table:style-name="Table1.S45" office:value-type="string">
            <text:p text:style-name="P12">1407</text:p>
          </table:table-cell>
          <table:table-cell table:style-name="Table1.T45" office:value-type="string">
            <text:p text:style-name="P12">1408</text:p>
          </table:table-cell>
          <table:table-cell table:style-name="Table1.U45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1">تعویض <text:span text:style-name="T20">تیغه برف پاک کن عقب</text:span></text:p>
          </table:table-cell>
          <table:table-cell table:style-name="Table1.B50" office:value-type="string">
            <text:p text:style-name="P12">1390</text:p>
          </table:table-cell>
          <table:table-cell table:style-name="Table1.C50" office:value-type="string">
            <text:p text:style-name="P12">1391</text:p>
          </table:table-cell>
          <table:table-cell table:style-name="Table1.D50" office:value-type="string">
            <text:p text:style-name="P12">1392</text:p>
          </table:table-cell>
          <table:table-cell table:style-name="Table1.E50" office:value-type="string">
            <text:p text:style-name="P12">1393</text:p>
          </table:table-cell>
          <table:table-cell table:style-name="Table1.F50" office:value-type="string">
            <text:p text:style-name="P12">1394</text:p>
          </table:table-cell>
          <table:table-cell table:style-name="Table1.G50" office:value-type="string">
            <text:p text:style-name="P12">1395</text:p>
          </table:table-cell>
          <table:table-cell table:style-name="Table1.H50" office:value-type="string">
            <text:p text:style-name="P12">1396</text:p>
          </table:table-cell>
          <table:table-cell table:style-name="Table1.I50" office:value-type="string">
            <text:p text:style-name="P12">1397</text:p>
          </table:table-cell>
          <table:table-cell table:style-name="Table1.J50" office:value-type="string">
            <text:p text:style-name="P12">1398</text:p>
          </table:table-cell>
          <table:table-cell table:style-name="Table1.K50" office:value-type="string">
            <text:p text:style-name="P12">1399</text:p>
          </table:table-cell>
          <table:table-cell table:style-name="Table1.L50" office:value-type="string">
            <text:p text:style-name="P12">1400</text:p>
          </table:table-cell>
          <table:table-cell table:style-name="Table1.M50" office:value-type="string">
            <text:p text:style-name="P12">1401</text:p>
          </table:table-cell>
          <table:table-cell table:style-name="Table1.N50" office:value-type="string">
            <text:p text:style-name="P12">1402</text:p>
          </table:table-cell>
          <table:table-cell table:style-name="Table1.O50" office:value-type="string">
            <text:p text:style-name="P12">1403</text:p>
          </table:table-cell>
          <table:table-cell table:style-name="Table1.P50" office:value-type="string">
            <text:p text:style-name="P12">1404</text:p>
          </table:table-cell>
          <table:table-cell table:style-name="Table1.Q50" office:value-type="string">
            <text:p text:style-name="P12">1405</text:p>
          </table:table-cell>
          <table:table-cell table:style-name="Table1.R50" office:value-type="string">
            <text:p text:style-name="P12">1406</text:p>
          </table:table-cell>
          <table:table-cell table:style-name="Table1.S50" office:value-type="string">
            <text:p text:style-name="P12">1407</text:p>
          </table:table-cell>
          <table:table-cell table:style-name="Table1.T50" office:value-type="string">
            <text:p text:style-name="P12">1408</text:p>
          </table:table-cell>
          <table:table-cell table:style-name="Table1.U50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2"><text:span text:style-name="T13">تعویض</text:span> کابل کلاچ</text:p>
          </table:table-cell>
          <table:table-cell table:style-name="Table1.B51" office:value-type="string">
            <text:p text:style-name="P12">1390</text:p>
          </table:table-cell>
          <table:table-cell table:style-name="Table1.C51" office:value-type="string">
            <text:p text:style-name="P12">1391</text:p>
          </table:table-cell>
          <table:table-cell table:style-name="Table1.D51" office:value-type="string">
            <text:p text:style-name="P12">1392</text:p>
          </table:table-cell>
          <table:table-cell table:style-name="Table1.E51" office:value-type="string">
            <text:p text:style-name="P12">1393</text:p>
          </table:table-cell>
          <table:table-cell table:style-name="Table1.F51" office:value-type="string">
            <text:p text:style-name="P12">1394</text:p>
          </table:table-cell>
          <table:table-cell table:style-name="Table1.G51" office:value-type="string">
            <text:p text:style-name="P12">1395</text:p>
          </table:table-cell>
          <table:table-cell table:style-name="Table1.H51" office:value-type="string">
            <text:p text:style-name="P12">1396</text:p>
          </table:table-cell>
          <table:table-cell table:style-name="Table1.I51" office:value-type="string">
            <text:p text:style-name="P12">1397</text:p>
          </table:table-cell>
          <table:table-cell table:style-name="Table1.J51" office:value-type="string">
            <text:p text:style-name="P12">1398</text:p>
          </table:table-cell>
          <table:table-cell table:style-name="Table1.K51" office:value-type="string">
            <text:p text:style-name="P12">1399</text:p>
          </table:table-cell>
          <table:table-cell table:style-name="Table1.L51" office:value-type="string">
            <text:p text:style-name="P12">1400</text:p>
          </table:table-cell>
          <table:table-cell table:style-name="Table1.M51" office:value-type="string">
            <text:p text:style-name="P12">1401</text:p>
          </table:table-cell>
          <table:table-cell table:style-name="Table1.N51" office:value-type="string">
            <text:p text:style-name="P12">1402</text:p>
          </table:table-cell>
          <table:table-cell table:style-name="Table1.O51" office:value-type="string">
            <text:p text:style-name="P12">1403</text:p>
          </table:table-cell>
          <table:table-cell table:style-name="Table1.P51" office:value-type="string">
            <text:p text:style-name="P12">1404</text:p>
          </table:table-cell>
          <table:table-cell table:style-name="Table1.Q51" office:value-type="string">
            <text:p text:style-name="P12">1405</text:p>
          </table:table-cell>
          <table:table-cell table:style-name="Table1.R51" office:value-type="string">
            <text:p text:style-name="P12">1406</text:p>
          </table:table-cell>
          <table:table-cell table:style-name="Table1.S51" office:value-type="string">
            <text:p text:style-name="P12">1407</text:p>
          </table:table-cell>
          <table:table-cell table:style-name="Table1.T51" office:value-type="string">
            <text:p text:style-name="P12">1408</text:p>
          </table:table-cell>
          <table:table-cell table:style-name="Table1.U51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2"><text:span text:style-name="T13">تعویض</text:span> طبق جلو-چپ</text:p>
          </table:table-cell>
          <table:table-cell table:style-name="Table1.B51" office:value-type="string">
            <text:p text:style-name="P12">1390</text:p>
          </table:table-cell>
          <table:table-cell table:style-name="Table1.C51" office:value-type="string">
            <text:p text:style-name="P12">1391</text:p>
          </table:table-cell>
          <table:table-cell table:style-name="Table1.D51" office:value-type="string">
            <text:p text:style-name="P12">1392</text:p>
          </table:table-cell>
          <table:table-cell table:style-name="Table1.E51" office:value-type="string">
            <text:p text:style-name="P12">1393</text:p>
          </table:table-cell>
          <table:table-cell table:style-name="Table1.F51" office:value-type="string">
            <text:p text:style-name="P12">1394</text:p>
          </table:table-cell>
          <table:table-cell table:style-name="Table1.G51" office:value-type="string">
            <text:p text:style-name="P12">1395</text:p>
          </table:table-cell>
          <table:table-cell table:style-name="Table1.H51" office:value-type="string">
            <text:p text:style-name="P12">1396</text:p>
          </table:table-cell>
          <table:table-cell table:style-name="Table1.I51" office:value-type="string">
            <text:p text:style-name="P12">1397</text:p>
          </table:table-cell>
          <table:table-cell table:style-name="Table1.J51" office:value-type="string">
            <text:p text:style-name="P12">1398</text:p>
          </table:table-cell>
          <table:table-cell table:style-name="Table1.K51" office:value-type="string">
            <text:p text:style-name="P12">1399</text:p>
          </table:table-cell>
          <table:table-cell table:style-name="Table1.L51" office:value-type="string">
            <text:p text:style-name="P12">1400</text:p>
          </table:table-cell>
          <table:table-cell table:style-name="Table1.M51" office:value-type="string">
            <text:p text:style-name="P12">1401</text:p>
          </table:table-cell>
          <table:table-cell table:style-name="Table1.N51" office:value-type="string">
            <text:p text:style-name="P12">1402</text:p>
          </table:table-cell>
          <table:table-cell table:style-name="Table1.O51" office:value-type="string">
            <text:p text:style-name="P12">1403</text:p>
          </table:table-cell>
          <table:table-cell table:style-name="Table1.P51" office:value-type="string">
            <text:p text:style-name="P12">1404</text:p>
          </table:table-cell>
          <table:table-cell table:style-name="Table1.Q51" office:value-type="string">
            <text:p text:style-name="P12">1405</text:p>
          </table:table-cell>
          <table:table-cell table:style-name="Table1.R51" office:value-type="string">
            <text:p text:style-name="P12">1406</text:p>
          </table:table-cell>
          <table:table-cell table:style-name="Table1.S51" office:value-type="string">
            <text:p text:style-name="P12">1407</text:p>
          </table:table-cell>
          <table:table-cell table:style-name="Table1.T51" office:value-type="string">
            <text:p text:style-name="P12">1408</text:p>
          </table:table-cell>
          <table:table-cell table:style-name="Table1.U51" office:value-type="string">
            <text:p text:style-name="P12">1409</text:p>
          </table:table-cell>
        </table:table-row>
        <text:soft-page-break/>
        <table:table-row table:style-name="Table1.1">
          <table:table-cell table:style-name="Table1.A2" office:value-type="string">
            <text:p text:style-name="P32"><text:span text:style-name="T13">تعویض </text:span>طبق جلو-راست</text:p>
          </table:table-cell>
          <table:table-cell table:style-name="Table1.B51" office:value-type="string">
            <text:p text:style-name="P12">1390</text:p>
          </table:table-cell>
          <table:table-cell table:style-name="Table1.C51" office:value-type="string">
            <text:p text:style-name="P12">1391</text:p>
          </table:table-cell>
          <table:table-cell table:style-name="Table1.D51" office:value-type="string">
            <text:p text:style-name="P12">1392</text:p>
          </table:table-cell>
          <table:table-cell table:style-name="Table1.E51" office:value-type="string">
            <text:p text:style-name="P12">1393</text:p>
          </table:table-cell>
          <table:table-cell table:style-name="Table1.F51" office:value-type="string">
            <text:p text:style-name="P12">1394</text:p>
          </table:table-cell>
          <table:table-cell table:style-name="Table1.G51" office:value-type="string">
            <text:p text:style-name="P12">1395</text:p>
          </table:table-cell>
          <table:table-cell table:style-name="Table1.H51" office:value-type="string">
            <text:p text:style-name="P12">1396</text:p>
          </table:table-cell>
          <table:table-cell table:style-name="Table1.I51" office:value-type="string">
            <text:p text:style-name="P12">1397</text:p>
          </table:table-cell>
          <table:table-cell table:style-name="Table1.J51" office:value-type="string">
            <text:p text:style-name="P12">1398</text:p>
          </table:table-cell>
          <table:table-cell table:style-name="Table1.K51" office:value-type="string">
            <text:p text:style-name="P12">1399</text:p>
          </table:table-cell>
          <table:table-cell table:style-name="Table1.L51" office:value-type="string">
            <text:p text:style-name="P12">1400</text:p>
          </table:table-cell>
          <table:table-cell table:style-name="Table1.M51" office:value-type="string">
            <text:p text:style-name="P12">1401</text:p>
          </table:table-cell>
          <table:table-cell table:style-name="Table1.N51" office:value-type="string">
            <text:p text:style-name="P12">1402</text:p>
          </table:table-cell>
          <table:table-cell table:style-name="Table1.O51" office:value-type="string">
            <text:p text:style-name="P12">1403</text:p>
          </table:table-cell>
          <table:table-cell table:style-name="Table1.P51" office:value-type="string">
            <text:p text:style-name="P12">1404</text:p>
          </table:table-cell>
          <table:table-cell table:style-name="Table1.Q51" office:value-type="string">
            <text:p text:style-name="P12">1405</text:p>
          </table:table-cell>
          <table:table-cell table:style-name="Table1.R51" office:value-type="string">
            <text:p text:style-name="P12">1406</text:p>
          </table:table-cell>
          <table:table-cell table:style-name="Table1.S51" office:value-type="string">
            <text:p text:style-name="P12">1407</text:p>
          </table:table-cell>
          <table:table-cell table:style-name="Table1.T51" office:value-type="string">
            <text:p text:style-name="P12">1408</text:p>
          </table:table-cell>
          <table:table-cell table:style-name="Table1.U51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2"><text:span text:style-name="T13">تعویض </text:span>سیبک فرمان-راست</text:p>
          </table:table-cell>
          <table:table-cell table:style-name="Table1.B51" office:value-type="string">
            <text:p text:style-name="P12">1390</text:p>
          </table:table-cell>
          <table:table-cell table:style-name="Table1.C51" office:value-type="string">
            <text:p text:style-name="P12">1391</text:p>
          </table:table-cell>
          <table:table-cell table:style-name="Table1.D51" office:value-type="string">
            <text:p text:style-name="P12">1392</text:p>
          </table:table-cell>
          <table:table-cell table:style-name="Table1.E51" office:value-type="string">
            <text:p text:style-name="P12">1393</text:p>
          </table:table-cell>
          <table:table-cell table:style-name="Table1.F51" office:value-type="string">
            <text:p text:style-name="P12">1394</text:p>
          </table:table-cell>
          <table:table-cell table:style-name="Table1.G51" office:value-type="string">
            <text:p text:style-name="P12">1395</text:p>
          </table:table-cell>
          <table:table-cell table:style-name="Table1.H51" office:value-type="string">
            <text:p text:style-name="P12">1396</text:p>
          </table:table-cell>
          <table:table-cell table:style-name="Table1.I51" office:value-type="string">
            <text:p text:style-name="P12">1397</text:p>
          </table:table-cell>
          <table:table-cell table:style-name="Table1.J51" office:value-type="string">
            <text:p text:style-name="P12">1398</text:p>
          </table:table-cell>
          <table:table-cell table:style-name="Table1.K51" office:value-type="string">
            <text:p text:style-name="P12">1399</text:p>
          </table:table-cell>
          <table:table-cell table:style-name="Table1.L51" office:value-type="string">
            <text:p text:style-name="P12">1400</text:p>
          </table:table-cell>
          <table:table-cell table:style-name="Table1.M51" office:value-type="string">
            <text:p text:style-name="P12">1401</text:p>
          </table:table-cell>
          <table:table-cell table:style-name="Table1.N51" office:value-type="string">
            <text:p text:style-name="P12">1402</text:p>
          </table:table-cell>
          <table:table-cell table:style-name="Table1.O51" office:value-type="string">
            <text:p text:style-name="P12">1403</text:p>
          </table:table-cell>
          <table:table-cell table:style-name="Table1.P51" office:value-type="string">
            <text:p text:style-name="P12">1404</text:p>
          </table:table-cell>
          <table:table-cell table:style-name="Table1.Q51" office:value-type="string">
            <text:p text:style-name="P12">1405</text:p>
          </table:table-cell>
          <table:table-cell table:style-name="Table1.R51" office:value-type="string">
            <text:p text:style-name="P12">1406</text:p>
          </table:table-cell>
          <table:table-cell table:style-name="Table1.S51" office:value-type="string">
            <text:p text:style-name="P12">1407</text:p>
          </table:table-cell>
          <table:table-cell table:style-name="Table1.T51" office:value-type="string">
            <text:p text:style-name="P12">1408</text:p>
          </table:table-cell>
          <table:table-cell table:style-name="Table1.U51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2"><text:span text:style-name="T13">تعویض </text:span>سیبک فرمان-چپ</text:p>
          </table:table-cell>
          <table:table-cell table:style-name="Table1.B51" office:value-type="string">
            <text:p text:style-name="P12">1390</text:p>
          </table:table-cell>
          <table:table-cell table:style-name="Table1.C51" office:value-type="string">
            <text:p text:style-name="P12">1391</text:p>
          </table:table-cell>
          <table:table-cell table:style-name="Table1.D51" office:value-type="string">
            <text:p text:style-name="P12">1392</text:p>
          </table:table-cell>
          <table:table-cell table:style-name="Table1.E51" office:value-type="string">
            <text:p text:style-name="P12">1393</text:p>
          </table:table-cell>
          <table:table-cell table:style-name="Table1.F51" office:value-type="string">
            <text:p text:style-name="P12">1394</text:p>
          </table:table-cell>
          <table:table-cell table:style-name="Table1.G51" office:value-type="string">
            <text:p text:style-name="P12">1395</text:p>
          </table:table-cell>
          <table:table-cell table:style-name="Table1.H51" office:value-type="string">
            <text:p text:style-name="P12">1396</text:p>
          </table:table-cell>
          <table:table-cell table:style-name="Table1.I51" office:value-type="string">
            <text:p text:style-name="P12">1397</text:p>
          </table:table-cell>
          <table:table-cell table:style-name="Table1.J51" office:value-type="string">
            <text:p text:style-name="P12">1398</text:p>
          </table:table-cell>
          <table:table-cell table:style-name="Table1.K51" office:value-type="string">
            <text:p text:style-name="P12">1399</text:p>
          </table:table-cell>
          <table:table-cell table:style-name="Table1.L51" office:value-type="string">
            <text:p text:style-name="P12">1400</text:p>
          </table:table-cell>
          <table:table-cell table:style-name="Table1.M51" office:value-type="string">
            <text:p text:style-name="P12">1401</text:p>
          </table:table-cell>
          <table:table-cell table:style-name="Table1.N51" office:value-type="string">
            <text:p text:style-name="P12">1402</text:p>
          </table:table-cell>
          <table:table-cell table:style-name="Table1.O51" office:value-type="string">
            <text:p text:style-name="P12">1403</text:p>
          </table:table-cell>
          <table:table-cell table:style-name="Table1.P51" office:value-type="string">
            <text:p text:style-name="P12">1404</text:p>
          </table:table-cell>
          <table:table-cell table:style-name="Table1.Q51" office:value-type="string">
            <text:p text:style-name="P12">1405</text:p>
          </table:table-cell>
          <table:table-cell table:style-name="Table1.R51" office:value-type="string">
            <text:p text:style-name="P12">1406</text:p>
          </table:table-cell>
          <table:table-cell table:style-name="Table1.S51" office:value-type="string">
            <text:p text:style-name="P12">1407</text:p>
          </table:table-cell>
          <table:table-cell table:style-name="Table1.T51" office:value-type="string">
            <text:p text:style-name="P12">1408</text:p>
          </table:table-cell>
          <table:table-cell table:style-name="Table1.U51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3"><text:span text:style-name="T13">تعویض </text:span>میل موجگیر-جلو</text:p>
          </table:table-cell>
          <table:table-cell table:style-name="Table1.B56" office:value-type="string">
            <text:p text:style-name="P12">1390</text:p>
          </table:table-cell>
          <table:table-cell table:style-name="Table1.C56" office:value-type="string">
            <text:p text:style-name="P12">1391</text:p>
          </table:table-cell>
          <table:table-cell table:style-name="Table1.D56" office:value-type="string">
            <text:p text:style-name="P12">1392</text:p>
          </table:table-cell>
          <table:table-cell table:style-name="Table1.E56" office:value-type="string">
            <text:p text:style-name="P12">1393</text:p>
          </table:table-cell>
          <table:table-cell table:style-name="Table1.F56" office:value-type="string">
            <text:p text:style-name="P12">1394</text:p>
          </table:table-cell>
          <table:table-cell table:style-name="Table1.G56" office:value-type="string">
            <text:p text:style-name="P12">1395</text:p>
          </table:table-cell>
          <table:table-cell table:style-name="Table1.H56" office:value-type="string">
            <text:p text:style-name="P12">1396</text:p>
          </table:table-cell>
          <table:table-cell table:style-name="Table1.I56" office:value-type="string">
            <text:p text:style-name="P12">1397</text:p>
          </table:table-cell>
          <table:table-cell table:style-name="Table1.J56" office:value-type="string">
            <text:p text:style-name="P12">1398</text:p>
          </table:table-cell>
          <table:table-cell table:style-name="Table1.K56" office:value-type="string">
            <text:p text:style-name="P12">1399</text:p>
          </table:table-cell>
          <table:table-cell table:style-name="Table1.L56" office:value-type="string">
            <text:p text:style-name="P12">1400</text:p>
          </table:table-cell>
          <table:table-cell table:style-name="Table1.M56" office:value-type="string">
            <text:p text:style-name="P12">1401</text:p>
          </table:table-cell>
          <table:table-cell table:style-name="Table1.N56" office:value-type="string">
            <text:p text:style-name="P12">1402</text:p>
          </table:table-cell>
          <table:table-cell table:style-name="Table1.O56" office:value-type="string">
            <text:p text:style-name="P12">1403</text:p>
          </table:table-cell>
          <table:table-cell table:style-name="Table1.P56" office:value-type="string">
            <text:p text:style-name="P12">1404</text:p>
          </table:table-cell>
          <table:table-cell table:style-name="Table1.Q56" office:value-type="string">
            <text:p text:style-name="P12">1405</text:p>
          </table:table-cell>
          <table:table-cell table:style-name="Table1.R56" office:value-type="string">
            <text:p text:style-name="P12">1406</text:p>
          </table:table-cell>
          <table:table-cell table:style-name="Table1.S56" office:value-type="string">
            <text:p text:style-name="P12">1407</text:p>
          </table:table-cell>
          <table:table-cell table:style-name="Table1.T56" office:value-type="string">
            <text:p text:style-name="P12">1408</text:p>
          </table:table-cell>
          <table:table-cell table:style-name="Table1.U56" office:value-type="string">
            <text:p text:style-name="P12">1409</text:p>
          </table:table-cell>
        </table:table-row>
        <table:table-row table:style-name="Table1.1">
          <table:table-cell table:style-name="Table1.A2" office:value-type="string">
            <text:p text:style-name="P34">دیسک و صفحه کلاچ</text:p>
          </table:table-cell>
          <table:table-cell table:style-name="Table1.B57" office:value-type="string">
            <text:p text:style-name="P4">10000</text:p>
          </table:table-cell>
          <table:table-cell table:style-name="Table1.C57" office:value-type="string">
            <text:p text:style-name="P4">20000</text:p>
          </table:table-cell>
          <table:table-cell table:style-name="Table1.D57" office:value-type="string">
            <text:p text:style-name="P4">30000</text:p>
          </table:table-cell>
          <table:table-cell table:style-name="Table1.E57" office:value-type="string">
            <text:p text:style-name="P4">40000</text:p>
          </table:table-cell>
          <table:table-cell table:style-name="Table1.F57" office:value-type="string">
            <text:p text:style-name="P4">50000</text:p>
          </table:table-cell>
          <table:table-cell table:style-name="Table1.G57" office:value-type="string">
            <text:p text:style-name="P4">60000</text:p>
          </table:table-cell>
          <table:table-cell table:style-name="Table1.H57" office:value-type="string">
            <text:p text:style-name="P4">70000</text:p>
          </table:table-cell>
          <table:table-cell table:style-name="Table1.I57" office:value-type="string">
            <text:p text:style-name="P4">80000</text:p>
          </table:table-cell>
          <table:table-cell table:style-name="Table1.J57" office:value-type="string">
            <text:p text:style-name="P4">90000</text:p>
          </table:table-cell>
          <table:table-cell table:style-name="Table1.K57" office:value-type="string">
            <text:p text:style-name="P4">100000</text:p>
          </table:table-cell>
          <table:table-cell table:style-name="Table1.L57" office:value-type="string">
            <text:p text:style-name="P4">110000</text:p>
          </table:table-cell>
          <table:table-cell table:style-name="Table1.M57" office:value-type="string">
            <text:p text:style-name="P4">120000</text:p>
          </table:table-cell>
          <table:table-cell table:style-name="Table1.N57" office:value-type="string">
            <text:p text:style-name="P4">130000</text:p>
          </table:table-cell>
          <table:table-cell table:style-name="Table1.O57" office:value-type="string">
            <text:p text:style-name="P4">140000</text:p>
          </table:table-cell>
          <table:table-cell table:style-name="Table1.P57" office:value-type="string">
            <text:p text:style-name="P4">150000</text:p>
          </table:table-cell>
          <table:table-cell table:style-name="Table1.Q57" office:value-type="string">
            <text:p text:style-name="P4">1<text:span text:style-name="T2">6</text:span>0000</text:p>
          </table:table-cell>
          <table:table-cell table:style-name="Table1.R57" office:value-type="string">
            <text:p text:style-name="P4">1<text:span text:style-name="T2">7</text:span>0000</text:p>
          </table:table-cell>
          <table:table-cell table:style-name="Table1.S57" office:value-type="string">
            <text:p text:style-name="P4">1<text:span text:style-name="T2">8</text:span>0000</text:p>
          </table:table-cell>
          <table:table-cell table:style-name="Table1.T57" office:value-type="string">
            <text:p text:style-name="P4">190000</text:p>
          </table:table-cell>
          <table:table-cell table:style-name="Table1.U57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35">سیم کلاچ</text:p>
          </table:table-cell>
          <table:table-cell table:style-name="Table1.B58" office:value-type="string">
            <text:p text:style-name="P4">10000</text:p>
          </table:table-cell>
          <table:table-cell table:style-name="Table1.C58" office:value-type="string">
            <text:p text:style-name="P4">20000</text:p>
          </table:table-cell>
          <table:table-cell table:style-name="Table1.D58" office:value-type="string">
            <text:p text:style-name="P4">30000</text:p>
          </table:table-cell>
          <table:table-cell table:style-name="Table1.E58" office:value-type="string">
            <text:p text:style-name="P4">40000</text:p>
          </table:table-cell>
          <table:table-cell table:style-name="Table1.F58" office:value-type="string">
            <text:p text:style-name="P4">50000</text:p>
          </table:table-cell>
          <table:table-cell table:style-name="Table1.G58" office:value-type="string">
            <text:p text:style-name="P4">60000</text:p>
          </table:table-cell>
          <table:table-cell table:style-name="Table1.H58" office:value-type="string">
            <text:p text:style-name="P4">70000</text:p>
          </table:table-cell>
          <table:table-cell table:style-name="Table1.I58" office:value-type="string">
            <text:p text:style-name="P4">80000</text:p>
          </table:table-cell>
          <table:table-cell table:style-name="Table1.J58" office:value-type="string">
            <text:p text:style-name="P4">90000</text:p>
          </table:table-cell>
          <table:table-cell table:style-name="Table1.K58" office:value-type="string">
            <text:p text:style-name="P4">100000</text:p>
          </table:table-cell>
          <table:table-cell table:style-name="Table1.L58" office:value-type="string">
            <text:p text:style-name="P4">110000</text:p>
          </table:table-cell>
          <table:table-cell table:style-name="Table1.M58" office:value-type="string">
            <text:p text:style-name="P4">120000</text:p>
          </table:table-cell>
          <table:table-cell table:style-name="Table1.N58" office:value-type="string">
            <text:p text:style-name="P4">130000</text:p>
          </table:table-cell>
          <table:table-cell table:style-name="Table1.O58" office:value-type="string">
            <text:p text:style-name="P4">140000</text:p>
          </table:table-cell>
          <table:table-cell table:style-name="Table1.P58" office:value-type="string">
            <text:p text:style-name="P4">150000</text:p>
          </table:table-cell>
          <table:table-cell table:style-name="Table1.Q58" office:value-type="string">
            <text:p text:style-name="P4">1<text:span text:style-name="T2">6</text:span>0000</text:p>
          </table:table-cell>
          <table:table-cell table:style-name="Table1.R58" office:value-type="string">
            <text:p text:style-name="P4">1<text:span text:style-name="T2">7</text:span>0000</text:p>
          </table:table-cell>
          <table:table-cell table:style-name="Table1.S58" office:value-type="string">
            <text:p text:style-name="P4">1<text:span text:style-name="T2">8</text:span>0000</text:p>
          </table:table-cell>
          <table:table-cell table:style-name="Table1.T58" office:value-type="string">
            <text:p text:style-name="P4">190000</text:p>
          </table:table-cell>
          <table:table-cell table:style-name="Table1.U58" office:value-type="string">
            <text:p text:style-name="P4">200000</text:p>
          </table:table-cell>
        </table:table-row>
        <table:table-row table:style-name="Table1.1">
          <table:table-cell table:style-name="Table1.A2" office:value-type="string">
            <text:p text:style-name="P35">دسته بالای موتور</text:p>
          </table:table-cell>
          <table:table-cell table:style-name="Table1.B59" office:value-type="string">
            <text:p text:style-name="P4">10000</text:p>
          </table:table-cell>
          <table:table-cell table:style-name="Table1.C59" office:value-type="string">
            <text:p text:style-name="P4">20000</text:p>
          </table:table-cell>
          <table:table-cell table:style-name="Table1.D59" office:value-type="string">
            <text:p text:style-name="P4">30000</text:p>
          </table:table-cell>
          <table:table-cell table:style-name="Table1.E59" office:value-type="string">
            <text:p text:style-name="P4">40000</text:p>
          </table:table-cell>
          <table:table-cell table:style-name="Table1.F59" office:value-type="string">
            <text:p text:style-name="P4">50000</text:p>
          </table:table-cell>
          <table:table-cell table:style-name="Table1.G59" office:value-type="string">
            <text:p text:style-name="P4">60000</text:p>
          </table:table-cell>
          <table:table-cell table:style-name="Table1.H59" office:value-type="string">
            <text:p text:style-name="P4">70000</text:p>
          </table:table-cell>
          <table:table-cell table:style-name="Table1.I59" office:value-type="string">
            <text:p text:style-name="P4">80000</text:p>
          </table:table-cell>
          <table:table-cell table:style-name="Table1.J59" office:value-type="string">
            <text:p text:style-name="P4">90000</text:p>
          </table:table-cell>
          <table:table-cell table:style-name="Table1.K59" office:value-type="string">
            <text:p text:style-name="P4">100000</text:p>
          </table:table-cell>
          <table:table-cell table:style-name="Table1.L59" office:value-type="string">
            <text:p text:style-name="P4">110000</text:p>
          </table:table-cell>
          <table:table-cell table:style-name="Table1.M59" office:value-type="string">
            <text:p text:style-name="P4">120000</text:p>
          </table:table-cell>
          <table:table-cell table:style-name="Table1.N59" office:value-type="string">
            <text:p text:style-name="P4">130000</text:p>
          </table:table-cell>
          <table:table-cell table:style-name="Table1.O59" office:value-type="string">
            <text:p text:style-name="P4">140000</text:p>
          </table:table-cell>
          <table:table-cell table:style-name="Table1.P59" office:value-type="string">
            <text:p text:style-name="P4">150000</text:p>
          </table:table-cell>
          <table:table-cell table:style-name="Table1.Q59" office:value-type="string">
            <text:p text:style-name="P4">1<text:span text:style-name="T2">6</text:span>0000</text:p>
          </table:table-cell>
          <table:table-cell table:style-name="Table1.R59" office:value-type="string">
            <text:p text:style-name="P4">1<text:span text:style-name="T2">7</text:span>0000</text:p>
          </table:table-cell>
          <table:table-cell table:style-name="Table1.S59" office:value-type="string">
            <text:p text:style-name="P4">1<text:span text:style-name="T2">8</text:span>0000</text:p>
          </table:table-cell>
          <table:table-cell table:style-name="Table1.T59" office:value-type="string">
            <text:p text:style-name="P4">190000</text:p>
          </table:table-cell>
          <table:table-cell table:style-name="Table1.U59" office:value-type="string">
            <text:p text:style-name="P4">200000</text:p>
          </table:table-cell>
        </table:table-row>
        <table:table-row table:style-name="Table1.60">
          <table:table-cell table:style-name="Table1.A2" office:value-type="string">
            <text:p text:style-name="P35"><text:span text:style-name="T21">تعویض </text:span>بلبرینگ پلوس راست</text:p>
          </table:table-cell>
          <table:table-cell table:style-name="Table1.B60" office:value-type="string">
            <text:p text:style-name="P4">10000</text:p>
          </table:table-cell>
          <table:table-cell table:style-name="Table1.C60" office:value-type="string">
            <text:p text:style-name="P4">20000</text:p>
          </table:table-cell>
          <table:table-cell table:style-name="Table1.D60" office:value-type="string">
            <text:p text:style-name="P4">30000</text:p>
          </table:table-cell>
          <table:table-cell table:style-name="Table1.E60" office:value-type="string">
            <text:p text:style-name="P4">40000</text:p>
          </table:table-cell>
          <table:table-cell table:style-name="Table1.F60" office:value-type="string">
            <text:p text:style-name="P4">50000</text:p>
          </table:table-cell>
          <table:table-cell table:style-name="Table1.G60" office:value-type="string">
            <text:p text:style-name="P4">60000</text:p>
          </table:table-cell>
          <table:table-cell table:style-name="Table1.H60" office:value-type="string">
            <text:p text:style-name="P4">70000</text:p>
          </table:table-cell>
          <table:table-cell table:style-name="Table1.I60" office:value-type="string">
            <text:p text:style-name="P4">80000</text:p>
          </table:table-cell>
          <table:table-cell table:style-name="Table1.J60" office:value-type="string">
            <text:p text:style-name="P4">90000</text:p>
          </table:table-cell>
          <table:table-cell table:style-name="Table1.K60" office:value-type="string">
            <text:p text:style-name="P4">100000</text:p>
          </table:table-cell>
          <table:table-cell table:style-name="Table1.L60" office:value-type="string">
            <text:p text:style-name="P4">110000</text:p>
          </table:table-cell>
          <table:table-cell table:style-name="Table1.M60" office:value-type="string">
            <text:p text:style-name="P4">120000</text:p>
          </table:table-cell>
          <table:table-cell table:style-name="Table1.N60" office:value-type="string">
            <text:p text:style-name="P4">130000</text:p>
          </table:table-cell>
          <table:table-cell table:style-name="Table1.O60" office:value-type="string">
            <text:p text:style-name="P4">140000</text:p>
          </table:table-cell>
          <table:table-cell table:style-name="Table1.P60" office:value-type="string">
            <text:p text:style-name="P4">150000</text:p>
          </table:table-cell>
          <table:table-cell table:style-name="Table1.Q60" office:value-type="string">
            <text:p text:style-name="P4">1<text:span text:style-name="T2">6</text:span>0000</text:p>
          </table:table-cell>
          <table:table-cell table:style-name="Table1.R60" office:value-type="string">
            <text:p text:style-name="P4">1<text:span text:style-name="T2">7</text:span>0000</text:p>
          </table:table-cell>
          <table:table-cell table:style-name="Table1.S60" office:value-type="string">
            <text:p text:style-name="P4">1<text:span text:style-name="T2">8</text:span>0000</text:p>
          </table:table-cell>
          <table:table-cell table:style-name="Table1.T60" office:value-type="string">
            <text:p text:style-name="P4">190000</text:p>
          </table:table-cell>
          <table:table-cell table:style-name="Table1.U60" office:value-type="string">
            <text:p text:style-name="P4">200000</text:p>
          </table:table-cell>
        </table:table-row>
        <table:table-row table:style-name="Table1.60">
          <table:table-cell table:style-name="Table1.A2" office:value-type="string">
            <text:p text:style-name="P35"><text:span text:style-name="T21">تعویض </text:span>بلبرینگ پلوس <text:span text:style-name="T22">چپ</text:span></text:p>
          </table:table-cell>
          <table:table-cell table:style-name="Table1.B60" office:value-type="string">
            <text:p text:style-name="P4">10000</text:p>
          </table:table-cell>
          <table:table-cell table:style-name="Table1.C60" office:value-type="string">
            <text:p text:style-name="P4">20000</text:p>
          </table:table-cell>
          <table:table-cell table:style-name="Table1.D60" office:value-type="string">
            <text:p text:style-name="P4">30000</text:p>
          </table:table-cell>
          <table:table-cell table:style-name="Table1.E60" office:value-type="string">
            <text:p text:style-name="P4">40000</text:p>
          </table:table-cell>
          <table:table-cell table:style-name="Table1.F60" office:value-type="string">
            <text:p text:style-name="P4">50000</text:p>
          </table:table-cell>
          <table:table-cell table:style-name="Table1.G60" office:value-type="string">
            <text:p text:style-name="P4">60000</text:p>
          </table:table-cell>
          <table:table-cell table:style-name="Table1.H60" office:value-type="string">
            <text:p text:style-name="P4">70000</text:p>
          </table:table-cell>
          <table:table-cell table:style-name="Table1.I60" office:value-type="string">
            <text:p text:style-name="P4">80000</text:p>
          </table:table-cell>
          <table:table-cell table:style-name="Table1.J60" office:value-type="string">
            <text:p text:style-name="P4">90000</text:p>
          </table:table-cell>
          <table:table-cell table:style-name="Table1.K60" office:value-type="string">
            <text:p text:style-name="P4">100000</text:p>
          </table:table-cell>
          <table:table-cell table:style-name="Table1.L60" office:value-type="string">
            <text:p text:style-name="P4">110000</text:p>
          </table:table-cell>
          <table:table-cell table:style-name="Table1.M60" office:value-type="string">
            <text:p text:style-name="P4">120000</text:p>
          </table:table-cell>
          <table:table-cell table:style-name="Table1.N60" office:value-type="string">
            <text:p text:style-name="P4">130000</text:p>
          </table:table-cell>
          <table:table-cell table:style-name="Table1.O60" office:value-type="string">
            <text:p text:style-name="P4">140000</text:p>
          </table:table-cell>
          <table:table-cell table:style-name="Table1.P60" office:value-type="string">
            <text:p text:style-name="P4">150000</text:p>
          </table:table-cell>
          <table:table-cell table:style-name="Table1.Q60" office:value-type="string">
            <text:p text:style-name="P4">1<text:span text:style-name="T2">6</text:span>0000</text:p>
          </table:table-cell>
          <table:table-cell table:style-name="Table1.R60" office:value-type="string">
            <text:p text:style-name="P4">1<text:span text:style-name="T2">7</text:span>0000</text:p>
          </table:table-cell>
          <table:table-cell table:style-name="Table1.S60" office:value-type="string">
            <text:p text:style-name="P4">1<text:span text:style-name="T2">8</text:span>0000</text:p>
          </table:table-cell>
          <table:table-cell table:style-name="Table1.T60" office:value-type="string">
            <text:p text:style-name="P4">190000</text:p>
          </table:table-cell>
          <table:table-cell table:style-name="Table1.U60" office:value-type="string">
            <text:p text:style-name="P4">200000</text:p>
          </table:table-cell>
        </table:table-row>
        <table:table-row table:style-name="Table1.62">
          <table:table-cell table:style-name="Table1.A2" office:value-type="string">
            <text:p text:style-name="P36">روغن کاری قفل درب ها</text:p>
          </table:table-cell>
          <table:table-cell table:style-name="Table1.B62" office:value-type="string">
            <text:p text:style-name="P4">10000</text:p>
          </table:table-cell>
          <table:table-cell table:style-name="Table1.C62" office:value-type="string">
            <text:p text:style-name="P4">20000</text:p>
          </table:table-cell>
          <table:table-cell table:style-name="Table1.D62" office:value-type="string">
            <text:p text:style-name="P4">30000</text:p>
          </table:table-cell>
          <table:table-cell table:style-name="Table1.E62" office:value-type="string">
            <text:p text:style-name="P4">40000</text:p>
          </table:table-cell>
          <table:table-cell table:style-name="Table1.F62" office:value-type="string">
            <text:p text:style-name="P4">50000</text:p>
          </table:table-cell>
          <table:table-cell table:style-name="Table1.G62" office:value-type="string">
            <text:p text:style-name="P4">60000</text:p>
          </table:table-cell>
          <table:table-cell table:style-name="Table1.H62" office:value-type="string">
            <text:p text:style-name="P4">70000</text:p>
          </table:table-cell>
          <table:table-cell table:style-name="Table1.I62" office:value-type="string">
            <text:p text:style-name="P4">80000</text:p>
          </table:table-cell>
          <table:table-cell table:style-name="Table1.J62" office:value-type="string">
            <text:p text:style-name="P4">90000</text:p>
          </table:table-cell>
          <table:table-cell table:style-name="Table1.K62" office:value-type="string">
            <text:p text:style-name="P4">100000</text:p>
          </table:table-cell>
          <table:table-cell table:style-name="Table1.L62" office:value-type="string">
            <text:p text:style-name="P4">110000</text:p>
          </table:table-cell>
          <table:table-cell table:style-name="Table1.M62" office:value-type="string">
            <text:p text:style-name="P4">120000</text:p>
          </table:table-cell>
          <table:table-cell table:style-name="Table1.N62" office:value-type="string">
            <text:p text:style-name="P4">130000</text:p>
          </table:table-cell>
          <table:table-cell table:style-name="Table1.O62" office:value-type="string">
            <text:p text:style-name="P4">140000</text:p>
          </table:table-cell>
          <table:table-cell table:style-name="Table1.P62" office:value-type="string">
            <text:p text:style-name="P4">150000</text:p>
          </table:table-cell>
          <table:table-cell table:style-name="Table1.Q62" office:value-type="string">
            <text:p text:style-name="P4">1<text:span text:style-name="T2">6</text:span>0000</text:p>
          </table:table-cell>
          <table:table-cell table:style-name="Table1.R62" office:value-type="string">
            <text:p text:style-name="P4">1<text:span text:style-name="T2">7</text:span>0000</text:p>
          </table:table-cell>
          <table:table-cell table:style-name="Table1.S62" office:value-type="string">
            <text:p text:style-name="P4">1<text:span text:style-name="T2">8</text:span>0000</text:p>
          </table:table-cell>
          <table:table-cell table:style-name="Table1.T62" office:value-type="string">
            <text:p text:style-name="P4">190000</text:p>
          </table:table-cell>
          <table:table-cell table:style-name="Table1.U62" office:value-type="string">
            <text:p text:style-name="P4">200000</text:p>
          </table:table-cell>
        </table:table-row>
        <table:table-row table:style-name="Table1.62">
          <table:table-cell table:style-name="Table1.A2" office:value-type="string">
            <text:p text:style-name="P36">تنظیم قفل صندوق عقب</text:p>
          </table:table-cell>
          <table:table-cell table:style-name="Table1.B63" office:value-type="string">
            <text:p text:style-name="P12">1390</text:p>
          </table:table-cell>
          <table:table-cell table:style-name="Table1.C63" office:value-type="string">
            <text:p text:style-name="P12">1391</text:p>
          </table:table-cell>
          <table:table-cell table:style-name="Table1.D63" office:value-type="string">
            <text:p text:style-name="P12">1392</text:p>
          </table:table-cell>
          <table:table-cell table:style-name="Table1.E63" office:value-type="string">
            <text:p text:style-name="P12">1393</text:p>
          </table:table-cell>
          <table:table-cell table:style-name="Table1.F63" office:value-type="string">
            <text:p text:style-name="P12">1394</text:p>
          </table:table-cell>
          <table:table-cell table:style-name="Table1.G63" office:value-type="string">
            <text:p text:style-name="P12">1395</text:p>
          </table:table-cell>
          <table:table-cell table:style-name="Table1.H63" office:value-type="string">
            <text:p text:style-name="P12">1396</text:p>
          </table:table-cell>
          <table:table-cell table:style-name="Table1.I63" office:value-type="string">
            <text:p text:style-name="P12">1397</text:p>
          </table:table-cell>
          <table:table-cell table:style-name="Table1.J63" office:value-type="string">
            <text:p text:style-name="P12">1398</text:p>
          </table:table-cell>
          <table:table-cell table:style-name="Table1.K63" office:value-type="string">
            <text:p text:style-name="P12">1399</text:p>
          </table:table-cell>
          <table:table-cell table:style-name="Table1.L63" office:value-type="string">
            <text:p text:style-name="P12">1400</text:p>
          </table:table-cell>
          <table:table-cell table:style-name="Table1.M63" office:value-type="string">
            <text:p text:style-name="P12">1401</text:p>
          </table:table-cell>
          <table:table-cell table:style-name="Table1.N63" office:value-type="string">
            <text:p text:style-name="P12">1402</text:p>
          </table:table-cell>
          <table:table-cell table:style-name="Table1.O63" office:value-type="string">
            <text:p text:style-name="P12">1403</text:p>
          </table:table-cell>
          <table:table-cell table:style-name="Table1.P63" office:value-type="string">
            <text:p text:style-name="P12">1404</text:p>
          </table:table-cell>
          <table:table-cell table:style-name="Table1.Q63" office:value-type="string">
            <text:p text:style-name="P12">1405</text:p>
          </table:table-cell>
          <table:table-cell table:style-name="Table1.R63" office:value-type="string">
            <text:p text:style-name="P12">1406</text:p>
          </table:table-cell>
          <table:table-cell table:style-name="Table1.S63" office:value-type="string">
            <text:p text:style-name="P12">1407</text:p>
          </table:table-cell>
          <table:table-cell table:style-name="Table1.T63" office:value-type="string">
            <text:p text:style-name="P12">1408</text:p>
          </table:table-cell>
          <table:table-cell table:style-name="Table1.U63" office:value-type="string">
            <text:p text:style-name="P12">1409</text:p>
          </table:table-cell>
        </table:table-row>
      </table:table>
      <text:p text:style-name="P37"/>
      <text:p text:style-name="P38"><text:a xlink:type="simple" xlink:href="https://yousha.blog.ir/" text:style-name="Internet_20_link" text:visited-style-name="Visited_20_Internet_20_Link"><text:span text:style-name="T23">https://yousha.blog.i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hel Black FD" svg:font-family="'Sahel Black FD'" style:font-adornments="Black-FD" style:font-family-generic="swiss" style:font-pitch="variable"/>
    <style:font-face style:name="Sahel FD" svg:font-family="'Sahel FD'" style:font-family-generic="swiss" style:font-pitch="variable"/>
    <style:font-face style:name="Samim" svg:font-family="Samim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Samim" fo:font-size="12pt" fo:language="en" fo:country="US" style:letter-kerning="true" style:font-name-asian="NSimSun" style:font-size-asian="10.5pt" style:language-asian="zh" style:country-asian="CN" style:font-name-complex="Samim" style:font-size-complex="12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Samim" fo:font-size="12pt" fo:language="en" fo:country="US" style:letter-kerning="true" style:font-name-asian="NSimSun" style:font-size-asian="10.5pt" style:language-asian="zh" style:country-asian="CN" style:font-name-complex="Samim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Samim" fo:font-family="Samim" fo:font-size="14pt" style:font-name-asian="Microsoft YaHei" style:font-family-asian="'Microsoft YaHei'" style:font-family-generic-asian="system" style:font-pitch-asian="variable" style:font-size-asian="14pt" style:font-name-complex="Samim" style:font-family-complex="Sami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amim" fo:font-family="Samim" style:font-size-asian="12pt" style:font-name-complex="Samim" style:font-family-complex="Samim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amim" fo:font-family="Samim" fo:font-size="12pt" fo:font-style="italic" style:font-size-asian="12pt" style:font-style-asian="italic" style:font-name-complex="Samim" style:font-family-complex="Sami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mim" fo:font-family="Samim" style:font-size-asian="12pt" style:font-name-complex="Samim" style:font-family-complex="Samim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style:writing-mode="lr-tb"/>
      <style:text-properties style:use-window-font-color="true" loext:opacity="0%" style:font-name-complex="Sahel FD"/>
    </style:style>
    <style:page-layout style:name="Mpm1">
      <style:page-layout-properties fo:page-width="29.7cm" fo:page-height="21.001cm" style:num-format="۱, ۲, ۳, ..." style:print-orientation="landscape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۲</text:page-number><text:s/>/ <text:page-count>۳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2-06T13:35:05.408000000</meta:creation-date>
    <meta:editing-duration>PT20M58S</meta:editing-duration>
    <meta:editing-cycles>10</meta:editing-cycles>
    <meta:generator>LibreOffice/25.2.1.2$Windows_X86_64 LibreOffice_project/d3abf4aee5fd705e4a92bba33a32f40bc4e56f49</meta:generator>
    <dc:subject>Car maintenance checklist</dc:subject>
    <dc:title>Car maintenance checklist</dc:title>
    <dc:date>2025-04-10T11:04:32.499155800</dc:date>
    <meta:document-statistic meta:table-count="1" meta:image-count="0" meta:object-count="0" meta:page-count="3" meta:paragraph-count="1027" meta:word-count="1174" meta:character-count="5567" meta:non-whitespace-character-count="5418"/>
  </office:meta>
</office:document-meta>
</file>